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bin" svg:font-family="Cabin" style:font-family-generic="system" style:font-pitch="variable"/>
    <style:font-face style:name="FreeMono" svg:font-family="FreeMono" style:font-family-generic="modern" style:font-pitch="fixed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ourier" svg:font-family="Courier" style:font-family-generic="modern" style:font-pitch="fixed" svg:panose-1="2 7 4 9 2 2 5 2 4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bin"/>
    </style:style>
    <style:style style:name="P2" style:parent-style-name="Standard" style:family="paragraph">
      <style:text-properties style:font-name="Cabin"/>
    </style:style>
    <style:style style:name="P3" style:parent-style-name="Standard" style:family="paragraph">
      <style:text-properties style:font-name="Cabin"/>
    </style:style>
    <style:style style:name="P4" style:parent-style-name="Standard" style:family="paragraph">
      <style:text-properties style:font-name="Cabin"/>
    </style:style>
    <style:style style:name="P5" style:parent-style-name="Standard" style:family="paragraph">
      <style:text-properties style:font-name="Cabin"/>
    </style:style>
    <style:style style:name="P6" style:parent-style-name="Standard" style:family="paragraph">
      <style:paragraph-properties fo:border="0.0034in solid #000000" fo:padding="0.0972in" style:shadow="none" fo:background-color="#9999FF"/>
    </style:style>
    <style:style style:name="T7" style:parent-style-name="Policepardéfaut" style:family="text">
      <style:text-properties style:font-name="Cabin" fo:font-weight="bold" style:font-weight-asian="bold" style:font-weight-complex="bold"/>
    </style:style>
    <style:style style:name="T8" style:parent-style-name="Policepardéfaut" style:family="text">
      <style:text-properties style:font-name="Cabin"/>
    </style:style>
    <style:style style:name="T9" style:parent-style-name="Policepardéfaut" style:family="text">
      <style:text-properties style:font-name="Cabin"/>
    </style:style>
    <style:style style:name="P10" style:parent-style-name="Standard" style:family="paragraph">
      <style:paragraph-properties fo:border="0.0034in solid #000000" fo:padding="0.0972in" style:shadow="none" fo:background-color="#9999FF"/>
    </style:style>
    <style:style style:name="T11" style:parent-style-name="Policepardéfaut" style:family="text">
      <style:text-properties style:font-name="Cabin" fo:font-weight="bold" style:font-weight-asian="bold" style:font-weight-complex="bold"/>
    </style:style>
    <style:style style:name="T12" style:parent-style-name="Policepardéfaut" style:family="text">
      <style:text-properties style:font-name="Cabin"/>
    </style:style>
    <style:style style:name="T13" style:parent-style-name="Policepardéfaut" style:family="text">
      <style:text-properties style:font-name="Cabin"/>
    </style:style>
    <style:style style:name="P14" style:parent-style-name="Standard" style:family="paragraph">
      <style:text-properties style:font-name="Cabin"/>
    </style:style>
    <style:style style:name="P15" style:parent-style-name="Standard" style:family="paragraph">
      <style:text-properties style:font-name="Cabin"/>
    </style:style>
    <style:style style:name="P16" style:parent-style-name="Standard" style:family="paragraph">
      <style:text-properties style:font-name="Cabin"/>
    </style:style>
    <style:style style:name="P17" style:parent-style-name="Standard" style:family="paragraph">
      <style:text-properties style:font-name="Cabin"/>
    </style:style>
    <style:style style:name="T18" style:parent-style-name="Policepardéfaut" style:family="text">
      <style:text-properties style:font-name="Cabin"/>
    </style:style>
    <style:style style:name="T19" style:parent-style-name="Policepardéfaut" style:family="text">
      <style:text-properties style:font-name="Cabin" fo:font-weight="bold" style:font-weight-asian="bold" style:font-weight-complex="bold"/>
    </style:style>
    <style:style style:name="T20" style:parent-style-name="Policepardéfaut" style:family="text">
      <style:text-properties style:font-name="Cabin"/>
    </style:style>
    <style:style style:name="T21" style:parent-style-name="Policepardéfaut" style:family="text">
      <style:text-properties style:font-name="Cabin" fo:font-style="italic" style:font-style-asian="italic" style:font-style-complex="italic"/>
    </style:style>
    <style:style style:name="T22" style:parent-style-name="Policepardéfaut" style:family="text">
      <style:text-properties style:font-name="Cabin"/>
    </style:style>
    <style:style style:name="T23" style:parent-style-name="Appelnotedebasdep." style:family="text">
      <style:text-properties style:font-name="Cabin"/>
    </style:style>
    <style:style style:name="T24" style:parent-style-name="Policepardéfaut" style:family="text">
      <style:text-properties style:font-name="Cabin"/>
    </style:style>
    <style:style style:name="P25" style:parent-style-name="Standard" style:family="paragraph">
      <style:text-properties style:font-name="Cabin"/>
    </style:style>
    <style:style style:name="T26" style:parent-style-name="Policepardéfaut" style:family="text">
      <style:text-properties style:font-name="Cabin"/>
    </style:style>
    <style:style style:name="T27" style:parent-style-name="Policepardéfaut" style:family="text">
      <style:text-properties style:font-name="Cabin" fo:font-style="italic" style:font-style-asian="italic" style:font-style-complex="italic"/>
    </style:style>
    <style:style style:name="T28" style:parent-style-name="Policepardéfaut" style:family="text">
      <style:text-properties style:font-name="Cabin"/>
    </style:style>
    <style:style style:name="T29" style:parent-style-name="Policepardéfaut" style:family="text">
      <style:text-properties style:font-name="Cabin" fo:font-style="italic" style:font-style-asian="italic" style:font-style-complex="italic"/>
    </style:style>
    <style:style style:name="T30" style:parent-style-name="Policepardéfaut" style:family="text">
      <style:text-properties style:font-name="Cabin"/>
    </style:style>
    <style:style style:name="T31" style:parent-style-name="Appelnotedebasdep." style:family="text">
      <style:text-properties style:font-name="Cabin"/>
    </style:style>
    <style:style style:name="T32" style:parent-style-name="Policepardéfaut" style:family="text">
      <style:text-properties fo:font-size="10pt" style:font-size-asian="10pt" style:font-size-complex="10pt"/>
    </style:style>
    <style:style style:name="T33" style:parent-style-name="Policepardéfaut" style:family="text">
      <style:text-properties fo:font-style="italic" style:font-style-asian="italic" style:font-style-complex="italic" fo:font-size="10pt" style:font-size-asian="10pt" style:font-size-complex="10pt"/>
    </style:style>
    <style:style style:name="T34" style:parent-style-name="Policepardéfaut" style:family="text">
      <style:text-properties fo:font-size="10pt" style:font-size-asian="10pt" style:font-size-complex="10pt"/>
    </style:style>
    <style:style style:name="T35" style:parent-style-name="Policepardéfaut" style:family="text">
      <style:text-properties style:font-name="Cabin"/>
    </style:style>
    <style:style style:name="P36" style:parent-style-name="Standard" style:family="paragraph">
      <style:text-properties style:font-name="Cabin"/>
    </style:style>
    <style:style style:name="T37" style:parent-style-name="Policepardéfaut" style:family="text">
      <style:text-properties style:font-name="Cabin"/>
    </style:style>
    <style:style style:name="T38" style:parent-style-name="Policepardéfaut" style:family="text">
      <style:text-properties style:font-name="Cabin" fo:font-style="italic" style:font-style-asian="italic" style:font-style-complex="italic"/>
    </style:style>
    <style:style style:name="T39" style:parent-style-name="Policepardéfaut" style:family="text">
      <style:text-properties style:font-name="Cabin"/>
    </style:style>
    <style:style style:name="T40" style:parent-style-name="Policepardéfaut" style:family="text">
      <style:text-properties style:font-name="Cabin" fo:font-style="italic" style:font-style-asian="italic" style:font-style-complex="italic"/>
    </style:style>
    <style:style style:name="T41" style:parent-style-name="Policepardéfaut" style:family="text">
      <style:text-properties style:font-name="Cabin"/>
    </style:style>
    <style:style style:name="T42" style:parent-style-name="Policepardéfaut" style:family="text">
      <style:text-properties style:font-name="Cabin" fo:font-style="italic" style:font-style-asian="italic" style:font-style-complex="italic"/>
    </style:style>
    <style:style style:name="T43" style:parent-style-name="Policepardéfaut" style:family="text">
      <style:text-properties style:font-name="Cabin"/>
    </style:style>
    <style:style style:name="P44" style:parent-style-name="Standard" style:family="paragraph">
      <style:text-properties style:font-name="Cabin"/>
    </style:style>
    <style:style style:name="T45" style:parent-style-name="Policepardéfaut" style:family="text">
      <style:text-properties style:font-name="Cabin"/>
    </style:style>
    <style:style style:name="T46" style:parent-style-name="Policepardéfaut" style:family="text">
      <style:text-properties style:font-name="Cabin" fo:font-style="italic" style:font-style-asian="italic" style:font-style-complex="italic"/>
    </style:style>
    <style:style style:name="T47" style:parent-style-name="Policepardéfaut" style:family="text">
      <style:text-properties style:font-name="Cabin"/>
    </style:style>
    <style:style style:name="T48" style:parent-style-name="Policepardéfaut" style:family="text">
      <style:text-properties style:font-name="Courier"/>
    </style:style>
    <style:style style:name="T49" style:parent-style-name="Policepardéfaut" style:family="text">
      <style:text-properties style:font-name="Cabin"/>
    </style:style>
    <style:style style:name="P50" style:parent-style-name="Standard" style:family="paragraph">
      <style:text-properties style:font-name="Cabin"/>
    </style:style>
    <style:style style:name="P51" style:parent-style-name="code" style:family="paragraph">
      <style:text-properties fo:font-size="8pt" style:font-size-asian="8pt" style:font-size-complex="8pt"/>
    </style:style>
    <style:style style:name="P52" style:parent-style-name="code" style:family="paragraph">
      <style:text-properties fo:font-size="8pt" style:font-size-asian="8pt" style:font-size-complex="8pt"/>
    </style:style>
    <style:style style:name="P53" style:parent-style-name="code" style:family="paragraph">
      <style:text-properties fo:font-size="8pt" style:font-size-asian="8pt" style:font-size-complex="8pt"/>
    </style:style>
    <style:style style:name="P54" style:parent-style-name="code" style:family="paragraph">
      <style:text-properties fo:font-size="8pt" style:font-size-asian="8pt" style:font-size-complex="8pt"/>
    </style:style>
    <style:style style:name="P55" style:parent-style-name="code" style:family="paragraph">
      <style:text-properties fo:font-size="8pt" style:font-size-asian="8pt" style:font-size-complex="8pt"/>
    </style:style>
    <style:style style:name="P56" style:parent-style-name="code" style:family="paragraph">
      <style:text-properties fo:font-size="8pt" style:font-size-asian="8pt" style:font-size-complex="8pt"/>
    </style:style>
    <style:style style:name="P57" style:parent-style-name="code" style:family="paragraph">
      <style:text-properties fo:font-size="8pt" style:font-size-asian="8pt" style:font-size-complex="8pt"/>
    </style:style>
    <style:style style:name="P58" style:parent-style-name="code" style:family="paragraph">
      <style:text-properties fo:font-size="8pt" style:font-size-asian="8pt" style:font-size-complex="8pt"/>
    </style:style>
    <style:style style:name="P59" style:parent-style-name="code" style:family="paragraph">
      <style:text-properties fo:font-size="8pt" style:font-size-asian="8pt" style:font-size-complex="8pt"/>
    </style:style>
    <style:style style:name="P60" style:parent-style-name="code" style:family="paragraph">
      <style:text-properties fo:font-size="8pt" style:font-size-asian="8pt" style:font-size-complex="8pt"/>
    </style:style>
    <style:style style:name="P61" style:parent-style-name="code" style:family="paragraph">
      <style:text-properties fo:font-size="8pt" style:font-size-asian="8pt" style:font-size-complex="8pt"/>
    </style:style>
    <style:style style:name="P62" style:parent-style-name="code" style:family="paragraph">
      <style:text-properties fo:font-size="8pt" style:font-size-asian="8pt" style:font-size-complex="8pt"/>
    </style:style>
    <style:style style:name="P63" style:parent-style-name="code" style:family="paragraph">
      <style:text-properties fo:font-size="8pt" style:font-size-asian="8pt" style:font-size-complex="8pt"/>
    </style:style>
    <style:style style:name="P64" style:parent-style-name="code" style:family="paragraph">
      <style:text-properties fo:font-size="8pt" style:font-size-asian="8pt" style:font-size-complex="8pt"/>
    </style:style>
    <style:style style:name="P65" style:parent-style-name="code" style:family="paragraph">
      <style:text-properties fo:font-size="8pt" style:font-size-asian="8pt" style:font-size-complex="8pt"/>
    </style:style>
    <style:style style:name="P66" style:parent-style-name="code" style:family="paragraph">
      <style:text-properties fo:font-size="8pt" style:font-size-asian="8pt" style:font-size-complex="8pt"/>
    </style:style>
    <style:style style:name="P67" style:parent-style-name="code" style:family="paragraph">
      <style:text-properties fo:font-size="8pt" style:font-size-asian="8pt" style:font-size-complex="8pt"/>
    </style:style>
    <style:style style:name="P68" style:parent-style-name="code" style:family="paragraph">
      <style:text-properties fo:font-size="8pt" style:font-size-asian="8pt" style:font-size-complex="8pt"/>
    </style:style>
    <style:style style:name="P69" style:parent-style-name="code" style:family="paragraph">
      <style:text-properties fo:font-size="8pt" style:font-size-asian="8pt" style:font-size-complex="8pt"/>
    </style:style>
    <style:style style:name="P70" style:parent-style-name="code" style:family="paragraph">
      <style:text-properties fo:font-size="8pt" style:font-size-asian="8pt" style:font-size-complex="8pt"/>
    </style:style>
    <style:style style:name="P71" style:parent-style-name="code" style:family="paragraph">
      <style:text-properties fo:font-size="8pt" style:font-size-asian="8pt" style:font-size-complex="8pt"/>
    </style:style>
    <style:style style:name="P72" style:parent-style-name="code" style:family="paragraph">
      <style:text-properties fo:font-size="8pt" style:font-size-asian="8pt" style:font-size-complex="8pt"/>
    </style:style>
    <style:style style:name="P73" style:parent-style-name="code" style:family="paragraph">
      <style:text-properties fo:font-size="8pt" style:font-size-asian="8pt" style:font-size-complex="8pt"/>
    </style:style>
    <style:style style:name="P74" style:parent-style-name="code" style:family="paragraph">
      <style:text-properties fo:font-size="8pt" style:font-size-asian="8pt" style:font-size-complex="8pt"/>
    </style:style>
    <style:style style:name="P75" style:parent-style-name="code" style:family="paragraph">
      <style:text-properties fo:font-size="8pt" style:font-size-asian="8pt" style:font-size-complex="8pt"/>
    </style:style>
    <style:style style:name="P76" style:parent-style-name="code" style:family="paragraph">
      <style:text-properties fo:font-size="8pt" style:font-size-asian="8pt" style:font-size-complex="8pt"/>
    </style:style>
    <style:style style:name="P77" style:parent-style-name="code" style:family="paragraph">
      <style:text-properties fo:font-size="8pt" style:font-size-asian="8pt" style:font-size-complex="8pt"/>
    </style:style>
    <style:style style:name="P78" style:parent-style-name="code" style:family="paragraph">
      <style:text-properties fo:font-size="8pt" style:font-size-asian="8pt" style:font-size-complex="8pt"/>
    </style:style>
    <style:style style:name="P79" style:parent-style-name="code" style:family="paragraph">
      <style:text-properties fo:font-size="8pt" style:font-size-asian="8pt" style:font-size-complex="8pt"/>
    </style:style>
    <style:style style:name="P80" style:parent-style-name="code" style:family="paragraph">
      <style:text-properties fo:font-size="8pt" style:font-size-asian="8pt" style:font-size-complex="8pt"/>
    </style:style>
    <style:style style:name="P81" style:parent-style-name="code" style:family="paragraph">
      <style:text-properties fo:font-size="8pt" style:font-size-asian="8pt" style:font-size-complex="8pt"/>
    </style:style>
    <style:style style:name="P82" style:parent-style-name="code" style:family="paragraph">
      <style:text-properties fo:font-size="8pt" style:font-size-asian="8pt" style:font-size-complex="8pt"/>
    </style:style>
    <style:style style:name="P83" style:parent-style-name="code" style:family="paragraph">
      <style:text-properties fo:font-size="8pt" style:font-size-asian="8pt" style:font-size-complex="8pt"/>
    </style:style>
    <style:style style:name="P84" style:parent-style-name="code" style:family="paragraph">
      <style:text-properties fo:font-size="8pt" style:font-size-asian="8pt" style:font-size-complex="8pt"/>
    </style:style>
    <style:style style:name="P85" style:parent-style-name="code" style:family="paragraph">
      <style:text-properties fo:font-size="8pt" style:font-size-asian="8pt" style:font-size-complex="8pt"/>
    </style:style>
    <style:style style:name="P86" style:parent-style-name="code" style:family="paragraph">
      <style:text-properties fo:font-size="8pt" style:font-size-asian="8pt" style:font-size-complex="8pt"/>
    </style:style>
    <style:style style:name="P87" style:parent-style-name="code" style:family="paragraph">
      <style:text-properties fo:font-size="8pt" style:font-size-asian="8pt" style:font-size-complex="8pt"/>
    </style:style>
    <style:style style:name="P88" style:parent-style-name="code" style:family="paragraph">
      <style:text-properties fo:font-size="8pt" style:font-size-asian="8pt" style:font-size-complex="8pt"/>
    </style:style>
    <style:style style:name="P89" style:parent-style-name="code" style:family="paragraph">
      <style:text-properties fo:font-size="8pt" style:font-size-asian="8pt" style:font-size-complex="8pt"/>
    </style:style>
    <style:style style:name="P90" style:parent-style-name="code" style:family="paragraph">
      <style:text-properties fo:font-size="8pt" style:font-size-asian="8pt" style:font-size-complex="8pt"/>
    </style:style>
    <style:style style:name="P91" style:parent-style-name="code" style:family="paragraph">
      <style:text-properties fo:font-size="8pt" style:font-size-asian="8pt" style:font-size-complex="8pt"/>
    </style:style>
    <style:style style:name="P92" style:parent-style-name="Standard" style:family="paragraph">
      <style:text-properties style:font-name="FreeMono" fo:font-size="12pt" style:font-size-asian="12pt"/>
    </style:style>
    <style:style style:name="P93" style:parent-style-name="Standard" style:family="paragraph">
      <style:text-properties style:font-name="FreeMono" fo:font-size="12pt" style:font-size-asian="12pt"/>
    </style:style>
    <style:style style:name="P94" style:parent-style-name="Standard" style:family="paragraph">
      <style:text-properties style:font-name="Cabin"/>
    </style:style>
    <style:style style:name="P95" style:parent-style-name="Standard" style:family="paragraph">
      <style:text-properties style:font-name="Cabin"/>
    </style:style>
    <style:style style:name="T96" style:parent-style-name="Policepardéfaut" style:family="text">
      <style:text-properties style:font-name="Cabin"/>
    </style:style>
    <style:style style:name="T97" style:parent-style-name="Policepardéfaut" style:family="text">
      <style:text-properties style:font-name="FreeMono"/>
    </style:style>
    <style:style style:name="T98" style:parent-style-name="Policepardéfaut" style:family="text">
      <style:text-properties style:font-name="Cabin"/>
    </style:style>
    <style:style style:name="P99" style:parent-style-name="Standard" style:family="paragraph">
      <style:text-properties style:font-name="Cabin"/>
    </style:style>
    <style:style style:name="T100" style:parent-style-name="Policepardéfaut" style:family="text">
      <style:text-properties style:font-name="Cabin"/>
    </style:style>
    <style:style style:name="T101" style:parent-style-name="Policepardéfaut" style:family="text">
      <style:text-properties style:font-name="FreeMono"/>
    </style:style>
    <style:style style:name="T102" style:parent-style-name="Policepardéfaut" style:family="text">
      <style:text-properties style:font-name="Cabin"/>
    </style:style>
    <style:style style:name="T103" style:parent-style-name="Policepardéfaut" style:family="text">
      <style:text-properties style:font-name="FreeMono"/>
    </style:style>
    <style:style style:name="T104" style:parent-style-name="Policepardéfaut" style:family="text">
      <style:text-properties style:font-name="Cabin"/>
    </style:style>
    <style:style style:name="T105" style:parent-style-name="Policepardéfaut" style:family="text">
      <style:text-properties style:font-name="FreeMono"/>
    </style:style>
    <style:style style:name="T106" style:parent-style-name="Policepardéfaut" style:family="text">
      <style:text-properties style:font-name="Cabin"/>
    </style:style>
    <style:style style:name="P107" style:parent-style-name="Standard" style:family="paragraph">
      <style:text-properties style:font-name="Cabin"/>
    </style:style>
    <style:style style:name="T108" style:parent-style-name="Policepardéfaut" style:family="text">
      <style:text-properties style:font-name="Cabin"/>
    </style:style>
    <style:style style:name="T109" style:parent-style-name="Policepardéfaut" style:family="text">
      <style:text-properties style:font-name="Cabin"/>
    </style:style>
    <style:style style:name="T110" style:parent-style-name="Appelnotedebasdep." style:family="text">
      <style:text-properties style:font-name="Cabin"/>
    </style:style>
    <style:style style:name="T111" style:parent-style-name="Policepardéfaut" style:family="text">
      <style:text-properties style:font-name="Cabin"/>
    </style:style>
    <style:style style:name="P112" style:parent-style-name="Standard" style:family="paragraph">
      <style:text-properties style:font-name="Cabin"/>
    </style:style>
    <style:style style:name="P113" style:parent-style-name="Standard" style:family="paragraph">
      <style:text-properties style:font-name="Cabin"/>
    </style:style>
    <style:style style:name="P114" style:parent-style-name="Standard" style:family="paragraph">
      <style:text-properties style:font-name="Cabin"/>
    </style:style>
    <style:style style:name="T115" style:parent-style-name="Policepardéfaut" style:family="text">
      <style:text-properties style:font-name="Cabin"/>
    </style:style>
    <style:style style:name="T116" style:parent-style-name="Policepardéfaut" style:family="text">
      <style:text-properties style:font-name="Cabin" fo:font-style="italic" style:font-style-asian="italic" style:font-style-complex="italic"/>
    </style:style>
    <style:style style:name="T117" style:parent-style-name="Policepardéfaut" style:family="text">
      <style:text-properties style:font-name="Cabin"/>
    </style:style>
    <style:style style:name="T118" style:parent-style-name="Policepardéfaut" style:family="text">
      <style:text-properties style:font-name="FreeMono"/>
    </style:style>
    <style:style style:name="T119" style:parent-style-name="Policepardéfaut" style:family="text">
      <style:text-properties style:font-name="Cabin"/>
    </style:style>
    <style:style style:name="T120" style:parent-style-name="Policepardéfaut" style:family="text">
      <style:text-properties style:font-name="Cabin" fo:font-style="italic" style:font-style-asian="italic" style:font-style-complex="italic"/>
    </style:style>
    <style:style style:name="T121" style:parent-style-name="Policepardéfaut" style:family="text">
      <style:text-properties style:font-name="Cabin"/>
    </style:style>
    <style:style style:name="T122" style:parent-style-name="Policepardéfaut" style:family="text">
      <style:text-properties style:font-name="FreeMono"/>
    </style:style>
    <style:style style:name="T123" style:parent-style-name="Policepardéfaut" style:family="text">
      <style:text-properties style:font-name="Cabin"/>
    </style:style>
    <style:style style:name="P124" style:parent-style-name="Standard" style:family="paragraph">
      <style:text-properties style:font-name="Cabin"/>
    </style:style>
    <style:style style:name="T125" style:parent-style-name="Policepardéfaut" style:family="text">
      <style:text-properties style:font-name="Cabin"/>
    </style:style>
    <style:style style:name="T126" style:parent-style-name="Policepardéfaut" style:family="text">
      <style:text-properties style:font-name="FreeMono"/>
    </style:style>
    <style:style style:name="T127" style:parent-style-name="Policepardéfaut" style:family="text">
      <style:text-properties style:font-name="Cabin"/>
    </style:style>
    <style:style style:name="P128" style:parent-style-name="Standard" style:family="paragraph">
      <style:text-properties style:font-name="Cabin"/>
    </style:style>
    <style:style style:name="T129" style:parent-style-name="Policepardéfaut" style:family="text">
      <style:text-properties style:font-name="Cabin"/>
    </style:style>
    <style:style style:name="T130" style:parent-style-name="Policepardéfaut" style:family="text">
      <style:text-properties style:font-name="Cabin" fo:font-style="italic" style:font-style-asian="italic" style:font-style-complex="italic"/>
    </style:style>
    <style:style style:name="T131" style:parent-style-name="Policepardéfaut" style:family="text">
      <style:text-properties style:font-name="Cabin"/>
    </style:style>
    <style:style style:name="T132" style:parent-style-name="Policepardéfaut" style:family="text">
      <style:text-properties style:font-name="Cabin"/>
    </style:style>
    <style:style style:name="T133" style:parent-style-name="Policepardéfaut" style:family="text">
      <style:text-properties style:font-name="Cabin"/>
    </style:style>
    <style:style style:name="T134" style:parent-style-name="Appelnotedebasdep." style:family="text">
      <style:text-properties style:font-name="Cabin"/>
    </style:style>
    <style:style style:name="T135" style:parent-style-name="Policepardéfaut" style:family="text">
      <style:text-properties style:font-name="Cabin"/>
    </style:style>
    <style:style style:name="T136" style:parent-style-name="Policepardéfaut" style:family="text">
      <style:text-properties style:font-name="FreeMono"/>
    </style:style>
    <style:style style:name="T137" style:parent-style-name="Policepardéfaut" style:family="text">
      <style:text-properties style:font-name="Cabin"/>
    </style:style>
    <style:style style:name="T138" style:parent-style-name="Policepardéfaut" style:family="text">
      <style:text-properties style:font-name="Cabin" fo:font-style="italic" style:font-style-asian="italic" style:font-style-complex="italic"/>
    </style:style>
    <style:style style:name="T139" style:parent-style-name="Policepardéfaut" style:family="text">
      <style:text-properties style:font-name="Cabin"/>
    </style:style>
    <style:style style:name="T140" style:parent-style-name="Policepardéfaut" style:family="text">
      <style:text-properties style:font-name="Cabin" fo:font-style="italic" style:font-style-asian="italic" style:font-style-complex="italic"/>
    </style:style>
    <style:style style:name="T141" style:parent-style-name="Policepardéfaut" style:family="text">
      <style:text-properties style:font-name="Cabin"/>
    </style:style>
    <style:style style:name="T142" style:parent-style-name="Policepardéfaut" style:family="text">
      <style:text-properties style:font-name="Cabin" fo:font-style="italic" style:font-style-asian="italic" style:font-style-complex="italic"/>
    </style:style>
    <style:style style:name="T143" style:parent-style-name="Policepardéfaut" style:family="text">
      <style:text-properties style:font-name="Cabin"/>
    </style:style>
    <style:style style:name="P144" style:parent-style-name="Standard" style:family="paragraph">
      <style:text-properties style:font-name="Cabin"/>
    </style:style>
    <style:style style:name="P145" style:parent-style-name="Standard" style:family="paragraph">
      <style:text-properties style:font-name="FreeMono" fo:font-size="12pt" style:font-size-asian="12pt"/>
    </style:style>
    <style:style style:name="P146" style:parent-style-name="Standard" style:family="paragraph">
      <style:text-properties style:font-name="Cabin"/>
    </style:style>
    <style:style style:name="T147" style:parent-style-name="Policepardéfaut" style:family="text">
      <style:text-properties style:font-name="Cabin"/>
    </style:style>
    <style:style style:name="T148" style:parent-style-name="Policepardéfaut" style:family="text">
      <style:text-properties style:font-name="FreeMono"/>
    </style:style>
    <style:style style:name="T149" style:parent-style-name="Policepardéfaut" style:family="text">
      <style:text-properties style:font-name="Cabin"/>
    </style:style>
    <style:style style:name="P150" style:parent-style-name="Standard" style:family="paragraph">
      <style:text-properties style:font-name="Cabin"/>
    </style:style>
    <style:style style:name="T151" style:parent-style-name="Policepardéfaut" style:family="text">
      <style:text-properties style:font-name="Cabin"/>
    </style:style>
    <style:style style:name="T152" style:parent-style-name="Policepardéfaut" style:family="text">
      <style:text-properties style:font-name="Cabin" fo:font-weight="bold" style:font-weight-asian="bold" style:font-weight-complex="bold" fo:font-style="italic" style:font-style-asian="italic" style:font-style-complex="italic"/>
    </style:style>
    <style:style style:name="T153" style:parent-style-name="Policepardéfaut" style:family="text">
      <style:text-properties style:font-name="Cabin"/>
    </style:style>
    <style:style style:name="T154" style:parent-style-name="Policepardéfaut" style:family="text">
      <style:text-properties style:font-name="Cabin" fo:font-style="italic" style:font-style-asian="italic" style:font-style-complex="italic"/>
    </style:style>
    <style:style style:name="T155" style:parent-style-name="Policepardéfaut" style:family="text">
      <style:text-properties style:font-name="Cabin"/>
    </style:style>
    <style:style style:name="T156" style:parent-style-name="Policepardéfaut" style:family="text">
      <style:text-properties style:font-name="Cabin" fo:font-style="italic" style:font-style-asian="italic" style:font-style-complex="italic"/>
    </style:style>
    <style:style style:name="T157" style:parent-style-name="Policepardéfaut" style:family="text">
      <style:text-properties style:font-name="Cabin"/>
    </style:style>
    <style:style style:name="T158" style:parent-style-name="Policepardéfaut" style:family="text">
      <style:text-properties style:font-name="FreeMono"/>
    </style:style>
    <style:style style:name="T159" style:parent-style-name="Policepardéfaut" style:family="text">
      <style:text-properties style:font-name="Cabin"/>
    </style:style>
    <style:style style:name="T160" style:parent-style-name="Policepardéfaut" style:family="text">
      <style:text-properties style:font-name="Cabin" fo:font-weight="bold" style:font-weight-asian="bold" style:font-weight-complex="bold" fo:font-style="italic" style:font-style-asian="italic" style:font-style-complex="italic"/>
    </style:style>
    <style:style style:name="T161" style:parent-style-name="Policepardéfaut" style:family="text">
      <style:text-properties style:font-name="Cabin"/>
    </style:style>
    <style:style style:name="T162" style:parent-style-name="Policepardéfaut" style:family="text">
      <style:text-properties style:font-name="Cabin" fo:font-style="italic" style:font-style-asian="italic" style:font-style-complex="italic"/>
    </style:style>
    <style:style style:name="T163" style:parent-style-name="Policepardéfaut" style:family="text">
      <style:text-properties style:font-name="Cabin"/>
    </style:style>
    <style:style style:name="T164" style:parent-style-name="Policepardéfaut" style:family="text">
      <style:text-properties style:font-name="FreeMono"/>
    </style:style>
    <style:style style:name="T165" style:parent-style-name="Policepardéfaut" style:family="text">
      <style:text-properties style:font-name="Cabin"/>
    </style:style>
    <style:style style:name="T166" style:parent-style-name="Policepardéfaut" style:family="text">
      <style:text-properties style:font-name="Cabin" fo:font-style="italic" style:font-style-asian="italic" style:font-style-complex="italic"/>
    </style:style>
    <style:style style:name="T167" style:parent-style-name="Policepardéfaut" style:family="text">
      <style:text-properties style:font-name="Cabin"/>
    </style:style>
    <style:style style:name="T168" style:parent-style-name="Policepardéfaut" style:family="text">
      <style:text-properties style:font-name="Cabin" fo:font-style="italic" style:font-style-asian="italic" style:font-style-complex="italic"/>
    </style:style>
    <style:style style:name="T169" style:parent-style-name="Policepardéfaut" style:family="text">
      <style:text-properties style:font-name="Cabin"/>
    </style:style>
    <style:style style:name="T170" style:parent-style-name="Policepardéfaut" style:family="text">
      <style:text-properties style:font-name="Cabin"/>
    </style:style>
    <style:style style:name="T171" style:parent-style-name="Policepardéfaut" style:family="text">
      <style:text-properties style:font-name="FreeMono"/>
    </style:style>
    <style:style style:name="T172" style:parent-style-name="Policepardéfaut" style:family="text">
      <style:text-properties style:font-name="Cabin"/>
    </style:style>
    <style:style style:name="T173" style:parent-style-name="Policepardéfaut" style:family="text">
      <style:text-properties style:font-name="Cabin" fo:font-style="italic" style:font-style-asian="italic" style:font-style-complex="italic"/>
    </style:style>
    <style:style style:name="T174" style:parent-style-name="Policepardéfaut" style:family="text">
      <style:text-properties style:font-name="Cabin"/>
    </style:style>
    <style:style style:name="T175" style:parent-style-name="Policepardéfaut" style:family="text">
      <style:text-properties style:font-name="Cabin" fo:font-style="italic" style:font-style-asian="italic" style:font-style-complex="italic"/>
    </style:style>
    <style:style style:name="T176" style:parent-style-name="Policepardéfaut" style:family="text">
      <style:text-properties style:font-name="Cabin"/>
    </style:style>
    <style:style style:name="T177" style:parent-style-name="Policepardéfaut" style:family="text">
      <style:text-properties style:font-name="FreeMono"/>
    </style:style>
    <style:style style:name="T178" style:parent-style-name="Policepardéfaut" style:family="text">
      <style:text-properties style:font-name="Cabin"/>
    </style:style>
    <style:style style:name="P179" style:parent-style-name="Standard" style:family="paragraph">
      <style:text-properties style:font-name="Cabin"/>
    </style:style>
    <style:style style:name="T180" style:parent-style-name="Policepardéfaut" style:family="text">
      <style:text-properties style:font-name="Cabin"/>
    </style:style>
    <style:style style:name="T181" style:parent-style-name="Policepardéfaut" style:family="text">
      <style:text-properties style:font-name="Cabin"/>
    </style:style>
    <style:style style:name="T182" style:parent-style-name="Policepardéfaut" style:family="text">
      <style:text-properties style:font-name="Cabin"/>
    </style:style>
    <style:style style:name="T183" style:parent-style-name="Appelnotedebasdep." style:family="text">
      <style:text-properties style:font-name="Cabin"/>
    </style:style>
    <style:style style:name="T184" style:parent-style-name="Policepardéfaut" style:family="text">
      <style:text-properties style:font-name="Cabin"/>
    </style:style>
    <style:style style:name="T185" style:parent-style-name="Policepardéfaut" style:family="text">
      <style:text-properties style:font-name="Cabin" fo:font-style="italic" style:font-style-asian="italic" style:font-style-complex="italic"/>
    </style:style>
    <style:style style:name="T186" style:parent-style-name="Policepardéfaut" style:family="text">
      <style:text-properties style:font-name="Cabin"/>
    </style:style>
    <style:style style:name="T187" style:parent-style-name="Policepardéfaut" style:family="text">
      <style:text-properties style:font-name="Cabin" fo:font-style="italic" style:font-style-asian="italic" style:font-style-complex="italic"/>
    </style:style>
    <style:style style:name="T188" style:parent-style-name="Policepardéfaut" style:family="text">
      <style:text-properties style:font-name="Cabin"/>
    </style:style>
    <style:style style:name="T189" style:parent-style-name="Policepardéfaut" style:family="text">
      <style:text-properties style:font-name="FreeMono"/>
    </style:style>
    <style:style style:name="T190" style:parent-style-name="Policepardéfaut" style:family="text">
      <style:text-properties style:font-name="Cabin"/>
    </style:style>
    <style:style style:name="T191" style:parent-style-name="Policepardéfaut" style:family="text">
      <style:text-properties style:font-name="Cabin" fo:font-style="italic" style:font-style-asian="italic" style:font-style-complex="italic"/>
    </style:style>
    <style:style style:name="T192" style:parent-style-name="Policepardéfaut" style:family="text">
      <style:text-properties style:font-name="Cabin"/>
    </style:style>
    <style:style style:name="T193" style:parent-style-name="Policepardéfaut" style:family="text">
      <style:text-properties style:font-name="Cabin" fo:font-style="italic" style:font-style-asian="italic" style:font-style-complex="italic"/>
    </style:style>
    <style:style style:name="T194" style:parent-style-name="Policepardéfaut" style:family="text">
      <style:text-properties style:font-name="Cabin"/>
    </style:style>
    <style:style style:name="T195" style:parent-style-name="Policepardéfaut" style:family="text">
      <style:text-properties style:font-name="FreeMono"/>
    </style:style>
    <style:style style:name="T196" style:parent-style-name="Policepardéfaut" style:family="text">
      <style:text-properties style:font-name="Cabin"/>
    </style:style>
    <style:style style:name="T197" style:parent-style-name="Policepardéfaut" style:family="text">
      <style:text-properties style:font-name="Cabin" fo:font-style="italic" style:font-style-asian="italic" style:font-style-complex="italic"/>
    </style:style>
    <style:style style:name="T198" style:parent-style-name="Policepardéfaut" style:family="text">
      <style:text-properties style:font-name="Cabin"/>
    </style:style>
    <style:style style:name="T199" style:parent-style-name="Policepardéfaut" style:family="text">
      <style:text-properties style:font-name="FreeMono"/>
    </style:style>
    <style:style style:name="T200" style:parent-style-name="Policepardéfaut" style:family="text">
      <style:text-properties style:font-name="Cabin"/>
    </style:style>
    <style:style style:name="P201" style:parent-style-name="Standard" style:family="paragraph">
      <style:text-properties style:font-name="Cabin"/>
    </style:style>
    <style:style style:name="P202" style:parent-style-name="code" style:family="paragraph">
      <style:text-properties fo:font-size="8pt" style:font-size-asian="8pt" style:font-size-complex="8pt"/>
    </style:style>
    <style:style style:name="P203" style:parent-style-name="code" style:family="paragraph">
      <style:text-properties fo:font-size="8pt" style:font-size-asian="8pt" style:font-size-complex="8pt"/>
    </style:style>
    <style:style style:name="P204" style:parent-style-name="code" style:family="paragraph">
      <style:text-properties fo:font-size="8pt" style:font-size-asian="8pt" style:font-size-complex="8pt"/>
    </style:style>
    <style:style style:name="P205" style:parent-style-name="code" style:family="paragraph">
      <style:text-properties fo:font-size="8pt" style:font-size-asian="8pt" style:font-size-complex="8pt"/>
    </style:style>
    <style:style style:name="P206" style:parent-style-name="code" style:family="paragraph">
      <style:text-properties fo:font-size="8pt" style:font-size-asian="8pt" style:font-size-complex="8pt"/>
    </style:style>
    <style:style style:name="P207" style:parent-style-name="code" style:family="paragraph">
      <style:text-properties fo:font-size="8pt" style:font-size-asian="8pt" style:font-size-complex="8pt"/>
    </style:style>
    <style:style style:name="P208" style:parent-style-name="code" style:family="paragraph">
      <style:text-properties fo:font-size="8pt" style:font-size-asian="8pt" style:font-size-complex="8pt"/>
    </style:style>
    <style:style style:name="P209" style:parent-style-name="code" style:family="paragraph">
      <style:text-properties fo:font-size="8pt" style:font-size-asian="8pt" style:font-size-complex="8pt"/>
    </style:style>
    <style:style style:name="P210" style:parent-style-name="code" style:family="paragraph">
      <style:text-properties fo:font-size="8pt" style:font-size-asian="8pt" style:font-size-complex="8pt"/>
    </style:style>
    <style:style style:name="P211" style:parent-style-name="code" style:family="paragraph">
      <style:text-properties fo:font-size="8pt" style:font-size-asian="8pt" style:font-size-complex="8pt"/>
    </style:style>
    <style:style style:name="P212" style:parent-style-name="code" style:family="paragraph">
      <style:text-properties fo:font-size="8pt" style:font-size-asian="8pt" style:font-size-complex="8pt"/>
    </style:style>
    <style:style style:name="P213" style:parent-style-name="Standard" style:family="paragraph">
      <style:text-properties style:font-name="Cabin"/>
    </style:style>
    <style:style style:name="T214" style:parent-style-name="Policepardéfaut" style:family="text">
      <style:text-properties style:font-name="Cabin"/>
    </style:style>
    <style:style style:name="T215" style:parent-style-name="Policepardéfaut" style:family="text">
      <style:text-properties style:font-name="Cabin" fo:font-style="italic" style:font-style-asian="italic" style:font-style-complex="italic"/>
    </style:style>
    <style:style style:name="T216" style:parent-style-name="Policepardéfaut" style:family="text">
      <style:text-properties style:font-name="Cabin"/>
    </style:style>
    <style:style style:name="T217" style:parent-style-name="Policepardéfaut" style:family="text">
      <style:text-properties style:font-name="Courier"/>
    </style:style>
    <style:style style:name="T218" style:parent-style-name="Policepardéfaut" style:family="text">
      <style:text-properties style:font-name="Cabin"/>
    </style:style>
    <style:style style:name="T219" style:parent-style-name="Policepardéfaut" style:family="text">
      <style:text-properties style:font-name="FreeMono" fo:font-size="12pt" style:font-size-asian="12pt"/>
    </style:style>
    <style:style style:name="T220" style:parent-style-name="Policepardéfaut" style:family="text">
      <style:text-properties style:font-name="Cabin"/>
    </style:style>
    <style:style style:name="T221" style:parent-style-name="Policepardéfaut" style:family="text">
      <style:text-properties style:font-name="Cabin" fo:font-style="italic" style:font-style-asian="italic" style:font-style-complex="italic"/>
    </style:style>
    <style:style style:name="T222" style:parent-style-name="Policepardéfaut" style:family="text">
      <style:text-properties style:font-name="Cabin"/>
    </style:style>
    <style:style style:name="T223" style:parent-style-name="Policepardéfaut" style:family="text">
      <style:text-properties style:font-name="Cabin" fo:font-style="italic" style:font-style-asian="italic" style:font-style-complex="italic"/>
    </style:style>
    <style:style style:name="T224" style:parent-style-name="Policepardéfaut" style:family="text">
      <style:text-properties style:font-name="Cabin"/>
    </style:style>
    <style:style style:name="T225" style:parent-style-name="Policepardéfaut" style:family="text">
      <style:text-properties style:font-name="Cabin" fo:font-style="italic" style:font-style-asian="italic" style:font-style-complex="italic"/>
    </style:style>
    <style:style style:name="T226" style:parent-style-name="Policepardéfaut" style:family="text">
      <style:text-properties style:font-name="Cabin"/>
    </style:style>
    <style:style style:name="T227" style:parent-style-name="Policepardéfaut" style:family="text">
      <style:text-properties style:font-name="Cabin"/>
    </style:style>
    <style:style style:name="T228" style:parent-style-name="Appelnotedebasdep." style:family="text">
      <style:text-properties style:font-name="Cabin"/>
    </style:style>
    <style:style style:name="T229" style:parent-style-name="Policepardéfaut" style:family="text">
      <style:text-properties style:font-name="Cabin"/>
    </style:style>
    <style:style style:name="P230" style:parent-style-name="Standard" style:family="paragraph">
      <style:text-properties style:font-name="Cabin"/>
    </style:style>
    <style:style style:name="P231" style:parent-style-name="Standard" style:family="paragraph">
      <style:paragraph-properties fo:text-align="start"/>
    </style:style>
    <style:style style:name="T232" style:parent-style-name="Policepardéfaut" style:family="text">
      <style:text-properties style:font-name="FreeMono" fo:font-size="12pt" style:font-size-asian="12pt"/>
    </style:style>
    <style:style style:name="P233" style:parent-style-name="Standard" style:family="paragraph">
      <style:text-properties style:font-name="Cabin"/>
    </style:style>
    <style:style style:name="T234" style:parent-style-name="Policepardéfaut" style:family="text">
      <style:text-properties style:font-name="Cabin"/>
    </style:style>
    <style:style style:name="T235" style:parent-style-name="Policepardéfaut" style:family="text">
      <style:text-properties style:font-name="Cabin" fo:font-style="italic" style:font-style-asian="italic" style:font-style-complex="italic"/>
    </style:style>
    <style:style style:name="T236" style:parent-style-name="Policepardéfaut" style:family="text">
      <style:text-properties style:font-name="Cabin"/>
    </style:style>
    <style:style style:name="T237" style:parent-style-name="Policepardéfaut" style:family="text">
      <style:text-properties style:font-name="Cabin" fo:font-style="italic" style:font-style-asian="italic" style:font-style-complex="italic"/>
    </style:style>
    <style:style style:name="T238" style:parent-style-name="Policepardéfaut" style:family="text">
      <style:text-properties style:font-name="Cabin"/>
    </style:style>
    <style:style style:name="T239" style:parent-style-name="Policepardéfaut" style:family="text">
      <style:text-properties style:font-name="FreeMono"/>
    </style:style>
    <style:style style:name="T240" style:parent-style-name="Policepardéfaut" style:family="text">
      <style:text-properties style:font-name="Cabin"/>
    </style:style>
    <style:style style:name="P241" style:parent-style-name="Standard" style:family="paragraph">
      <style:text-properties style:font-name="Cabin"/>
    </style:style>
    <style:style style:name="T242" style:parent-style-name="Policepardéfaut" style:family="text">
      <style:text-properties style:font-name="Cabin"/>
    </style:style>
    <style:style style:name="T243" style:parent-style-name="Policepardéfaut" style:family="text">
      <style:text-properties style:font-name="Cabin" fo:font-weight="bold" style:font-weight-asian="bold" style:font-weight-complex="bold"/>
    </style:style>
    <style:style style:name="T244" style:parent-style-name="Policepardéfaut" style:family="text">
      <style:text-properties style:font-name="Cabin"/>
    </style:style>
    <style:style style:name="T245" style:parent-style-name="Policepardéfaut" style:family="text">
      <style:text-properties style:font-name="Cabin" fo:font-weight="bold" style:font-weight-asian="bold" style:font-weight-complex="bold"/>
    </style:style>
    <style:style style:name="T246" style:parent-style-name="Policepardéfaut" style:family="text">
      <style:text-properties style:font-name="Cabin"/>
    </style:style>
    <style:style style:name="T247" style:parent-style-name="Policepardéfaut" style:family="text">
      <style:text-properties style:font-name="Cabin" fo:font-weight="bold" style:font-weight-asian="bold" style:font-weight-complex="bold"/>
    </style:style>
    <style:style style:name="T248" style:parent-style-name="Policepardéfaut" style:family="text">
      <style:text-properties style:font-name="Cabin"/>
    </style:style>
    <style:style style:name="T249" style:parent-style-name="Policepardéfaut" style:family="text">
      <style:text-properties style:font-name="FreeMono"/>
    </style:style>
    <style:style style:name="T250" style:parent-style-name="Policepardéfaut" style:family="text">
      <style:text-properties style:font-name="Cabin"/>
    </style:style>
    <style:style style:name="T251" style:parent-style-name="Policepardéfaut" style:family="text">
      <style:text-properties style:font-name="Cabin" fo:font-style="italic" style:font-style-asian="italic" style:font-style-complex="italic"/>
    </style:style>
    <style:style style:name="T252" style:parent-style-name="Policepardéfaut" style:family="text">
      <style:text-properties style:font-name="Cabin"/>
    </style:style>
    <style:style style:name="T253" style:parent-style-name="Policepardéfaut" style:family="text">
      <style:text-properties style:font-name="FreeMono"/>
    </style:style>
    <style:style style:name="T254" style:parent-style-name="Policepardéfaut" style:family="text">
      <style:text-properties style:font-name="Cabin"/>
    </style:style>
    <style:style style:name="T255" style:parent-style-name="Policepardéfaut" style:family="text">
      <style:text-properties style:font-name="Cabin" fo:font-weight="bold" style:font-weight-asian="bold" style:font-weight-complex="bold"/>
    </style:style>
    <style:style style:name="T256" style:parent-style-name="Policepardéfaut" style:family="text">
      <style:text-properties style:font-name="Cabin"/>
    </style:style>
    <style:style style:name="P257" style:parent-style-name="Standard" style:family="paragraph">
      <style:text-properties style:font-name="Cabin"/>
    </style:style>
    <style:style style:name="T258" style:parent-style-name="Policepardéfaut" style:family="text">
      <style:text-properties style:font-name="Cabin"/>
    </style:style>
    <style:style style:name="T259" style:parent-style-name="Policepardéfaut" style:family="text">
      <style:text-properties style:font-name="Cabin" fo:font-weight="bold" style:font-weight-asian="bold" style:font-weight-complex="bold"/>
    </style:style>
    <style:style style:name="T260" style:parent-style-name="Policepardéfaut" style:family="text">
      <style:text-properties style:font-name="Cabin"/>
    </style:style>
    <style:style style:name="T261" style:parent-style-name="Policepardéfaut" style:family="text">
      <style:text-properties style:font-name="Cabin" fo:font-weight="bold" style:font-weight-asian="bold" style:font-weight-complex="bold"/>
    </style:style>
    <style:style style:name="T262" style:parent-style-name="Policepardéfaut" style:family="text">
      <style:text-properties style:font-name="Cabin"/>
    </style:style>
    <style:style style:name="T263" style:parent-style-name="Policepardéfaut" style:family="text">
      <style:text-properties style:font-name="Cabin" fo:font-weight="bold" style:font-weight-asian="bold" style:font-weight-complex="bold"/>
    </style:style>
    <style:style style:name="T264" style:parent-style-name="Policepardéfaut" style:family="text">
      <style:text-properties style:font-name="Cabin"/>
    </style:style>
    <style:style style:name="P265" style:parent-style-name="Standard" style:family="paragraph">
      <style:text-properties style:font-name="Cabin"/>
    </style:style>
    <style:style style:name="T266" style:parent-style-name="Policepardéfaut" style:family="text">
      <style:text-properties style:font-name="Cabin"/>
    </style:style>
    <style:style style:name="T267" style:parent-style-name="Policepardéfaut" style:family="text">
      <style:text-properties style:font-name="Cabin" fo:font-style="italic" style:font-style-asian="italic" style:font-style-complex="italic"/>
    </style:style>
    <style:style style:name="T268" style:parent-style-name="Policepardéfaut" style:family="text">
      <style:text-properties style:font-name="Cabin"/>
    </style:style>
    <style:style style:name="T269" style:parent-style-name="Policepardéfaut" style:family="text">
      <style:text-properties style:font-name="Cabin" fo:font-weight="bold" style:font-weight-asian="bold" style:font-weight-complex="bold"/>
    </style:style>
    <style:style style:name="T270" style:parent-style-name="Policepardéfaut" style:family="text">
      <style:text-properties style:font-name="Cabin"/>
    </style:style>
    <style:style style:name="P271" style:parent-style-name="Standard" style:family="paragraph">
      <style:text-properties style:font-name="Cabin"/>
    </style:style>
    <style:style style:name="P272" style:parent-style-name="Standard" style:family="paragraph">
      <style:text-properties style:font-name="Cabin"/>
    </style:style>
    <style:style style:name="P273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274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275" style:parent-style-name="Policepardéfau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 style:language-asian="fr" style:country-asian="FR" style:language-complex="ar" style:country-complex="SA"/>
    </style:style>
    <style:style style:name="T276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277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278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279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280" style:parent-style-name="Policepardéfau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 style:language-asian="fr" style:country-asian="FR" style:language-complex="ar" style:country-complex="SA"/>
    </style:style>
    <style:style style:name="T281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282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283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284" style:parent-style-name="Policepardéfau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 style:language-asian="fr" style:country-asian="FR" style:language-complex="ar" style:country-complex="SA"/>
    </style:style>
    <style:style style:name="T285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286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287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288" style:parent-style-name="Policepardéfau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 style:language-asian="fr" style:country-asian="FR" style:language-complex="ar" style:country-complex="SA"/>
    </style:style>
    <style:style style:name="P289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290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291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292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293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294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T295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296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297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298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T299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300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301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302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T303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304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305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306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T307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308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09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10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311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312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313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314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315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T316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317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318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319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320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321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T322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323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T324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325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26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27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328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329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330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331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332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T333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334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T335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336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337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338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339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340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T341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342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343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344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T345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346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347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348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349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350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T351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352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53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54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355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356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357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358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359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360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361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T362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363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64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65" style:parent-style-name="answer" style:family="paragraph">
      <style:text-properties style:font-name="Courier" fo:font-size="8pt" style:font-size-asian="8pt" style:font-size-complex="8pt"/>
    </style:style>
    <style:style style:name="P366" style:parent-style-name="answer" style:family="paragraph">
      <style:text-properties style:font-name="Courier" fo:font-size="8pt" style:font-size-asian="8pt" style:font-size-complex="8pt"/>
    </style:style>
    <style:style style:name="P367" style:parent-style-name="Standard" style:family="paragraph">
      <style:text-properties style:font-name="Cabin"/>
    </style:style>
    <style:style style:name="P368" style:parent-style-name="Standard" style:family="paragraph">
      <style:text-properties style:font-name="Cabin"/>
    </style:style>
    <style:style style:name="P369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370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371" style:parent-style-name="Policepardéfau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 style:language-asian="fr" style:country-asian="FR" style:language-complex="ar" style:country-complex="SA"/>
    </style:style>
    <style:style style:name="T372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373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74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375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376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377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378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379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T380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381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T382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383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384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385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T386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387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T388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389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390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391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T392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393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T394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395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96" style:parent-style-name="answer" style:family="paragraph">
      <style:text-properties style:font-name="Courier" fo:font-size="8pt" style:font-size-asian="8pt" style:font-size-complex="8pt"/>
    </style:style>
    <style:style style:name="P397" style:parent-style-name="answer" style:family="paragraph">
      <style:text-properties style:font-name="Courier" fo:font-size="8pt" style:font-size-asian="8pt" style:font-size-complex="8pt"/>
    </style:style>
    <style:style style:name="P398" style:parent-style-name="Standard" style:family="paragraph">
      <style:text-properties style:font-name="Cabin"/>
    </style:style>
    <style:style style:name="P399" style:parent-style-name="Standard" style:family="paragraph">
      <style:text-properties style:font-name="Cabin"/>
    </style:style>
    <style:style style:name="T400" style:parent-style-name="Policepardéfaut" style:family="text">
      <style:text-properties style:font-name="Cabin"/>
    </style:style>
    <style:style style:name="T401" style:parent-style-name="Policepardéfaut" style:family="text">
      <style:text-properties style:font-name="FreeMono"/>
    </style:style>
    <style:style style:name="T402" style:parent-style-name="Policepardéfaut" style:family="text">
      <style:text-properties style:font-name="Cabin"/>
    </style:style>
    <style:style style:name="P403" style:parent-style-name="Standard" style:family="paragraph">
      <style:text-properties style:font-name="Cabin"/>
    </style:style>
    <style:style style:name="P404" style:parent-style-name="Standard" style:family="paragraph">
      <style:text-properties style:font-name="Cabin"/>
    </style:style>
    <style:style style:name="P405" style:parent-style-name="Standard" style:family="paragraph">
      <style:text-properties style:font-name="Cabin"/>
    </style:style>
    <style:style style:name="P406" style:parent-style-name="Standard" style:family="paragraph">
      <style:text-properties style:font-name="Cabin"/>
    </style:style>
    <style:style style:name="P407" style:parent-style-name="Standard" style:family="paragraph">
      <style:text-properties style:font-name="Cabin"/>
    </style:style>
    <style:style style:name="T408" style:parent-style-name="Policepardéfaut" style:family="text">
      <style:text-properties style:font-name="Cabin"/>
    </style:style>
    <style:style style:name="T409" style:parent-style-name="Policepardéfaut" style:family="text">
      <style:text-properties style:font-name="Cabin" fo:font-style="italic" style:font-style-asian="italic" style:font-style-complex="italic"/>
    </style:style>
    <style:style style:name="T410" style:parent-style-name="Policepardéfaut" style:family="text">
      <style:text-properties style:font-name="Cabin"/>
    </style:style>
    <style:style style:name="P411" style:parent-style-name="Standard" style:family="paragraph">
      <style:text-properties style:font-name="Cabin"/>
    </style:style>
    <style:style style:name="T412" style:parent-style-name="Policepardéfaut" style:family="text">
      <style:text-properties style:font-name="Cabin"/>
    </style:style>
    <style:style style:name="T413" style:parent-style-name="Policepardéfaut" style:family="text">
      <style:text-properties style:font-name="FreeMono"/>
    </style:style>
    <style:style style:name="T414" style:parent-style-name="Policepardéfaut" style:family="text">
      <style:text-properties style:font-name="Cabin"/>
    </style:style>
    <style:style style:name="P415" style:parent-style-name="Standard" style:family="paragraph">
      <style:text-properties style:font-name="Cabin"/>
    </style:style>
    <style:style style:name="P416" style:parent-style-name="code" style:family="paragraph">
      <style:text-properties fo:font-size="8pt" style:font-size-asian="8pt" style:font-size-complex="8pt"/>
    </style:style>
    <style:style style:name="P417" style:parent-style-name="code" style:family="paragraph">
      <style:text-properties fo:font-size="8pt" style:font-size-asian="8pt" style:font-size-complex="8pt"/>
    </style:style>
    <style:style style:name="P418" style:parent-style-name="code" style:family="paragraph">
      <style:text-properties fo:font-size="8pt" style:font-size-asian="8pt" style:font-size-complex="8pt"/>
    </style:style>
    <style:style style:name="P419" style:parent-style-name="code" style:family="paragraph">
      <style:text-properties fo:font-size="8pt" style:font-size-asian="8pt" style:font-size-complex="8pt"/>
    </style:style>
    <style:style style:name="P420" style:parent-style-name="code" style:family="paragraph">
      <style:text-properties fo:font-size="8pt" style:font-size-asian="8pt" style:font-size-complex="8pt"/>
    </style:style>
    <style:style style:name="P421" style:parent-style-name="code" style:family="paragraph">
      <style:text-properties fo:font-size="8pt" style:font-size-asian="8pt" style:font-size-complex="8pt"/>
    </style:style>
    <style:style style:name="P422" style:parent-style-name="code" style:family="paragraph">
      <style:text-properties fo:font-size="8pt" style:font-size-asian="8pt" style:font-size-complex="8pt"/>
    </style:style>
    <style:style style:name="P423" style:parent-style-name="code" style:family="paragraph">
      <style:text-properties fo:font-size="8pt" style:font-size-asian="8pt" style:font-size-complex="8pt"/>
    </style:style>
    <style:style style:name="P424" style:parent-style-name="code" style:family="paragraph">
      <style:text-properties fo:font-size="8pt" style:font-size-asian="8pt" style:font-size-complex="8pt"/>
    </style:style>
    <style:style style:name="P425" style:parent-style-name="code" style:family="paragraph">
      <style:text-properties fo:font-size="8pt" style:font-size-asian="8pt" style:font-size-complex="8pt"/>
    </style:style>
    <style:style style:name="P426" style:parent-style-name="code" style:family="paragraph">
      <style:text-properties fo:font-size="8pt" style:font-size-asian="8pt" style:font-size-complex="8pt"/>
    </style:style>
    <style:style style:name="P427" style:parent-style-name="code" style:family="paragraph">
      <style:text-properties fo:font-size="8pt" style:font-size-asian="8pt" style:font-size-complex="8pt"/>
    </style:style>
    <style:style style:name="P428" style:parent-style-name="code" style:family="paragraph">
      <style:text-properties fo:font-size="8pt" style:font-size-asian="8pt" style:font-size-complex="8pt"/>
    </style:style>
    <style:style style:name="P429" style:parent-style-name="code" style:family="paragraph">
      <style:text-properties fo:font-size="8pt" style:font-size-asian="8pt" style:font-size-complex="8pt"/>
    </style:style>
    <style:style style:name="P430" style:parent-style-name="code" style:family="paragraph">
      <style:text-properties fo:font-size="8pt" style:font-size-asian="8pt" style:font-size-complex="8pt"/>
    </style:style>
    <style:style style:name="P431" style:parent-style-name="code" style:family="paragraph">
      <style:text-properties fo:font-size="8pt" style:font-size-asian="8pt" style:font-size-complex="8pt"/>
    </style:style>
    <style:style style:name="P432" style:parent-style-name="code" style:family="paragraph">
      <style:text-properties fo:font-size="8pt" style:font-size-asian="8pt" style:font-size-complex="8pt"/>
    </style:style>
    <style:style style:name="P433" style:parent-style-name="code" style:family="paragraph">
      <style:text-properties fo:font-size="8pt" style:font-size-asian="8pt" style:font-size-complex="8pt"/>
    </style:style>
    <style:style style:name="P434" style:parent-style-name="code" style:family="paragraph">
      <style:text-properties fo:font-size="8pt" style:font-size-asian="8pt" style:font-size-complex="8pt"/>
    </style:style>
    <style:style style:name="P435" style:parent-style-name="code" style:family="paragraph">
      <style:text-properties fo:font-size="8pt" style:font-size-asian="8pt" style:font-size-complex="8pt"/>
    </style:style>
    <style:style style:name="P436" style:parent-style-name="code" style:family="paragraph">
      <style:text-properties fo:font-size="8pt" style:font-size-asian="8pt" style:font-size-complex="8pt"/>
    </style:style>
    <style:style style:name="P437" style:parent-style-name="code" style:family="paragraph">
      <style:text-properties fo:font-size="8pt" style:font-size-asian="8pt" style:font-size-complex="8pt"/>
    </style:style>
    <style:style style:name="P438" style:parent-style-name="code" style:family="paragraph">
      <style:text-properties fo:font-size="8pt" style:font-size-asian="8pt" style:font-size-complex="8pt"/>
    </style:style>
    <style:style style:name="P439" style:parent-style-name="code" style:family="paragraph">
      <style:text-properties fo:font-size="8pt" style:font-size-asian="8pt" style:font-size-complex="8pt"/>
    </style:style>
    <style:style style:name="P440" style:parent-style-name="code" style:family="paragraph">
      <style:text-properties fo:font-size="8pt" style:font-size-asian="8pt" style:font-size-complex="8pt"/>
    </style:style>
    <style:style style:name="P441" style:parent-style-name="code" style:family="paragraph">
      <style:text-properties fo:font-size="8pt" style:font-size-asian="8pt" style:font-size-complex="8pt"/>
    </style:style>
    <style:style style:name="P442" style:parent-style-name="code" style:family="paragraph">
      <style:text-properties fo:font-size="8pt" style:font-size-asian="8pt" style:font-size-complex="8pt"/>
    </style:style>
    <style:style style:name="P443" style:parent-style-name="code" style:family="paragraph">
      <style:text-properties fo:font-size="8pt" style:font-size-asian="8pt" style:font-size-complex="8pt"/>
    </style:style>
    <style:style style:name="P444" style:parent-style-name="code" style:family="paragraph">
      <style:text-properties fo:font-size="8pt" style:font-size-asian="8pt" style:font-size-complex="8pt"/>
    </style:style>
    <style:style style:name="P445" style:parent-style-name="code" style:family="paragraph">
      <style:text-properties fo:font-size="8pt" style:font-size-asian="8pt" style:font-size-complex="8pt"/>
    </style:style>
    <style:style style:name="P446" style:parent-style-name="code" style:family="paragraph">
      <style:text-properties fo:font-size="8pt" style:font-size-asian="8pt" style:font-size-complex="8pt"/>
    </style:style>
    <style:style style:name="P447" style:parent-style-name="code" style:family="paragraph">
      <style:text-properties fo:font-size="8pt" style:font-size-asian="8pt" style:font-size-complex="8pt"/>
    </style:style>
    <style:style style:name="P448" style:parent-style-name="code" style:family="paragraph">
      <style:text-properties fo:font-size="8pt" style:font-size-asian="8pt" style:font-size-complex="8pt"/>
    </style:style>
    <style:style style:name="P449" style:parent-style-name="code" style:family="paragraph">
      <style:text-properties fo:font-size="8pt" style:font-size-asian="8pt" style:font-size-complex="8pt"/>
    </style:style>
    <style:style style:name="P450" style:parent-style-name="code" style:family="paragraph">
      <style:text-properties fo:font-size="8pt" style:font-size-asian="8pt" style:font-size-complex="8pt"/>
    </style:style>
    <style:style style:name="P451" style:parent-style-name="code" style:family="paragraph">
      <style:text-properties fo:font-size="8pt" style:font-size-asian="8pt" style:font-size-complex="8pt"/>
    </style:style>
    <style:style style:name="P452" style:parent-style-name="code" style:family="paragraph">
      <style:text-properties fo:font-size="8pt" style:font-size-asian="8pt" style:font-size-complex="8pt"/>
    </style:style>
    <style:style style:name="P453" style:parent-style-name="code" style:family="paragraph">
      <style:text-properties fo:font-size="8pt" style:font-size-asian="8pt" style:font-size-complex="8pt"/>
    </style:style>
    <style:style style:name="P454" style:parent-style-name="code" style:family="paragraph">
      <style:text-properties fo:font-size="8pt" style:font-size-asian="8pt" style:font-size-complex="8pt"/>
    </style:style>
    <style:style style:name="P455" style:parent-style-name="code" style:family="paragraph">
      <style:text-properties fo:font-size="8pt" style:font-size-asian="8pt" style:font-size-complex="8pt"/>
    </style:style>
    <style:style style:name="P456" style:parent-style-name="Standard" style:family="paragraph">
      <style:text-properties style:font-name="Cabin"/>
    </style:style>
    <style:style style:name="P457" style:parent-style-name="Standard" style:family="paragraph">
      <style:text-properties style:font-name="Cabin"/>
    </style:style>
    <style:style style:name="P458" style:parent-style-name="Standard" style:family="paragraph">
      <style:text-properties style:font-name="Cabin"/>
    </style:style>
    <style:style style:name="P459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460" style:parent-style-name="Policepardéfau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 style:language-asian="fr" style:country-asian="FR" style:language-complex="ar" style:country-complex="SA"/>
    </style:style>
    <style:style style:name="P461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462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463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464" style:parent-style-name="Policepardéfaut" style:family="text">
      <style:text-properties style:font-name="Consolas" style:font-name-asian="Times New Roman" style:font-name-complex="Times New Roman" fo:color="#FFA657" style:letter-kerning="false" fo:font-size="10.5pt" style:font-size-asian="10.5pt" style:font-size-complex="10.5pt" style:language-asian="fr" style:country-asian="FR" style:language-complex="ar" style:country-complex="SA"/>
    </style:style>
    <style:style style:name="T465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466" style:parent-style-name="Policepardéfau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 style:language-asian="fr" style:country-asian="FR" style:language-complex="ar" style:country-complex="SA"/>
    </style:style>
    <style:style style:name="P467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468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469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470" style:parent-style-name="Policepardéfaut" style:family="text">
      <style:text-properties style:font-name="Consolas" style:font-name-asian="Times New Roman" style:font-name-complex="Times New Roman" fo:color="#FFA657" style:letter-kerning="false" fo:font-size="10.5pt" style:font-size-asian="10.5pt" style:font-size-complex="10.5pt" style:language-asian="fr" style:country-asian="FR" style:language-complex="ar" style:country-complex="SA"/>
    </style:style>
    <style:style style:name="T471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472" style:parent-style-name="Policepardéfau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 style:language-asian="fr" style:country-asian="FR" style:language-complex="ar" style:country-complex="SA"/>
    </style:style>
    <style:style style:name="P473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474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475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476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477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478" style:parent-style-name="Policepardéfau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 style:language-asian="fr" style:country-asian="FR" style:language-complex="ar" style:country-complex="SA"/>
    </style:style>
    <style:style style:name="T479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480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481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482" style:parent-style-name="Policepardéfau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 style:language-asian="fr" style:country-asian="FR" style:language-complex="ar" style:country-complex="SA"/>
    </style:style>
    <style:style style:name="P483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484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485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486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487" style:parent-style-name="Policepardéfaut" style:family="text">
      <style:text-properties style:font-name="Consolas" style:font-name-asian="Times New Roman" style:font-name-complex="Times New Roman" fo:color="#FFA657" style:letter-kerning="false" fo:font-size="10.5pt" style:font-size-asian="10.5pt" style:font-size-complex="10.5pt" style:language-asian="fr" style:country-asian="FR" style:language-complex="ar" style:country-complex="SA"/>
    </style:style>
    <style:style style:name="T488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489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490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491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492" style:parent-style-name="Policepardéfau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 style:language-asian="fr" style:country-asian="FR" style:language-complex="ar" style:country-complex="SA"/>
    </style:style>
    <style:style style:name="P493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494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495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496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497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498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499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500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01" style:parent-style-name="Policepardéfau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 style:language-asian="fr" style:country-asian="FR" style:language-complex="ar" style:country-complex="SA"/>
    </style:style>
    <style:style style:name="P502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503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04" style:parent-style-name="Policepardéfaut" style:family="text">
      <style:text-properties style:font-name="Consolas" style:font-name-asian="Times New Roman" style:font-name-complex="Times New Roman" fo:color="#FFA657" style:letter-kerning="false" fo:font-size="10.5pt" style:font-size-asian="10.5pt" style:font-size-complex="10.5pt" style:language-asian="fr" style:country-asian="FR" style:language-complex="ar" style:country-complex="SA"/>
    </style:style>
    <style:style style:name="T505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06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T507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508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509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510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11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512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513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514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15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516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17" style:parent-style-name="Policepardéfau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 style:language-asian="fr" style:country-asian="FR" style:language-complex="ar" style:country-complex="SA"/>
    </style:style>
    <style:style style:name="P518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519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20" style:parent-style-name="Policepardéfaut" style:family="text">
      <style:text-properties style:font-name="Consolas" style:font-name-asian="Times New Roman" style:font-name-complex="Times New Roman" fo:color="#FFA657" style:letter-kerning="false" fo:font-size="10.5pt" style:font-size-asian="10.5pt" style:font-size-complex="10.5pt" style:language-asian="fr" style:country-asian="FR" style:language-complex="ar" style:country-complex="SA"/>
    </style:style>
    <style:style style:name="T521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22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T523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524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525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526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527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28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529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530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531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32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533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34" style:parent-style-name="Policepardéfau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 style:language-asian="fr" style:country-asian="FR" style:language-complex="ar" style:country-complex="SA"/>
    </style:style>
    <style:style style:name="P535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536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37" style:parent-style-name="Policepardéfaut" style:family="text">
      <style:text-properties style:font-name="Consolas" style:font-name-asian="Times New Roman" style:font-name-complex="Times New Roman" fo:color="#FFA657" style:letter-kerning="false" fo:font-size="10.5pt" style:font-size-asian="10.5pt" style:font-size-complex="10.5pt" style:language-asian="fr" style:country-asian="FR" style:language-complex="ar" style:country-complex="SA"/>
    </style:style>
    <style:style style:name="T538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39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T540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41" style:parent-style-name="Policepardéfaut" style:family="text">
      <style:text-properties style:font-name="Consolas" style:font-name-asian="Times New Roman" style:font-name-complex="Times New Roman" fo:color="#FFA657" style:letter-kerning="false" fo:font-size="10.5pt" style:font-size-asian="10.5pt" style:font-size-complex="10.5pt" style:language-asian="fr" style:country-asian="FR" style:language-complex="ar" style:country-complex="SA"/>
    </style:style>
    <style:style style:name="T542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43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T544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545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546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547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548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49" style:parent-style-name="Policepardéfau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 style:language-asian="fr" style:country-asian="FR" style:language-complex="ar" style:country-complex="SA"/>
    </style:style>
    <style:style style:name="P550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551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52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553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554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555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56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557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58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P559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560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61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562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63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P564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565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66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567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68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P569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570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71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572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73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P574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575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576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77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578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579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580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81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582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83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P584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585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86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587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88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P589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590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91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592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93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P594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595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96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597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598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P599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600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601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02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603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604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605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606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607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08" style:parent-style-name="Policepardéfau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 style:language-asian="fr" style:country-asian="FR" style:language-complex="ar" style:country-complex="SA"/>
    </style:style>
    <style:style style:name="T609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10" style:parent-style-name="Policepardéfaut" style:family="text">
      <style:text-properties style:font-name="Consolas" style:font-name-asian="Times New Roman" style:font-name-complex="Times New Roman" fo:color="#FFA657" style:letter-kerning="false" fo:font-size="10.5pt" style:font-size-asian="10.5pt" style:font-size-complex="10.5pt" style:language-asian="fr" style:country-asian="FR" style:language-complex="ar" style:country-complex="SA"/>
    </style:style>
    <style:style style:name="T611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12" style:parent-style-name="Policepardéfaut" style:family="text">
      <style:text-properties style:font-name="Consolas" style:font-name-asian="Times New Roman" style:font-name-complex="Times New Roman" fo:color="#FFA657" style:letter-kerning="false" fo:font-size="10.5pt" style:font-size-asian="10.5pt" style:font-size-complex="10.5pt" style:language-asian="fr" style:country-asian="FR" style:language-complex="ar" style:country-complex="SA"/>
    </style:style>
    <style:style style:name="T613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614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615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16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617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18" style:parent-style-name="Policepardéfau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 style:language-asian="fr" style:country-asian="FR" style:language-complex="ar" style:country-complex="SA"/>
    </style:style>
    <style:style style:name="T619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20" style:parent-style-name="Policepardéfaut" style:family="text">
      <style:text-properties style:font-name="Consolas" style:font-name-asian="Times New Roman" style:font-name-complex="Times New Roman" fo:color="#FFA657" style:letter-kerning="false" fo:font-size="10.5pt" style:font-size-asian="10.5pt" style:font-size-complex="10.5pt" style:language-asian="fr" style:country-asian="FR" style:language-complex="ar" style:country-complex="SA"/>
    </style:style>
    <style:style style:name="T621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22" style:parent-style-name="Policepardéfau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 style:language-asian="fr" style:country-asian="FR" style:language-complex="ar" style:country-complex="SA"/>
    </style:style>
    <style:style style:name="T623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24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625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626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627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28" style:parent-style-name="Policepardéfau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 style:language-asian="fr" style:country-asian="FR" style:language-complex="ar" style:country-complex="SA"/>
    </style:style>
    <style:style style:name="T629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30" style:parent-style-name="Policepardéfaut" style:family="text">
      <style:text-properties style:font-name="Consolas" style:font-name-asian="Times New Roman" style:font-name-complex="Times New Roman" fo:color="#FFA657" style:letter-kerning="false" fo:font-size="10.5pt" style:font-size-asian="10.5pt" style:font-size-complex="10.5pt" style:language-asian="fr" style:country-asian="FR" style:language-complex="ar" style:country-complex="SA"/>
    </style:style>
    <style:style style:name="T631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632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633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634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635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36" style:parent-style-name="Policepardéfau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 style:language-asian="fr" style:country-asian="FR" style:language-complex="ar" style:country-complex="SA"/>
    </style:style>
    <style:style style:name="T637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38" style:parent-style-name="Policepardéfaut" style:family="text">
      <style:text-properties style:font-name="Consolas" style:font-name-asian="Times New Roman" style:font-name-complex="Times New Roman" fo:color="#FFA657" style:letter-kerning="false" fo:font-size="10.5pt" style:font-size-asian="10.5pt" style:font-size-complex="10.5pt" style:language-asian="fr" style:country-asian="FR" style:language-complex="ar" style:country-complex="SA"/>
    </style:style>
    <style:style style:name="T639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640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641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42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643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44" style:parent-style-name="Policepardéfaut" style:family="text">
      <style:text-properties style:font-name="Consolas" style:font-name-asian="Times New Roman" style:font-name-complex="Times New Roman" fo:color="#FFA657" style:letter-kerning="false" fo:font-size="10.5pt" style:font-size-asian="10.5pt" style:font-size-complex="10.5pt" style:language-asian="fr" style:country-asian="FR" style:language-complex="ar" style:country-complex="SA"/>
    </style:style>
    <style:style style:name="T645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646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647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48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649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50" style:parent-style-name="Policepardéfau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 style:language-asian="fr" style:country-asian="FR" style:language-complex="ar" style:country-complex="SA"/>
    </style:style>
    <style:style style:name="T651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52" style:parent-style-name="Policepardéfaut" style:family="text">
      <style:text-properties style:font-name="Consolas" style:font-name-asian="Times New Roman" style:font-name-complex="Times New Roman" fo:color="#FFA657" style:letter-kerning="false" fo:font-size="10.5pt" style:font-size-asian="10.5pt" style:font-size-complex="10.5pt" style:language-asian="fr" style:country-asian="FR" style:language-complex="ar" style:country-complex="SA"/>
    </style:style>
    <style:style style:name="T653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54" style:parent-style-name="Policepardéfau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 style:language-asian="fr" style:country-asian="FR" style:language-complex="ar" style:country-complex="SA"/>
    </style:style>
    <style:style style:name="T655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56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657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658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659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60" style:parent-style-name="Policepardéfau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 style:language-asian="fr" style:country-asian="FR" style:language-complex="ar" style:country-complex="SA"/>
    </style:style>
    <style:style style:name="T661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662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663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64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665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666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667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668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669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70" style:parent-style-name="Policepardéfau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 style:language-asian="fr" style:country-asian="FR" style:language-complex="ar" style:country-complex="SA"/>
    </style:style>
    <style:style style:name="T671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72" style:parent-style-name="Policepardéfaut" style:family="text">
      <style:text-properties style:font-name="Consolas" style:font-name-asian="Times New Roman" style:font-name-complex="Times New Roman" fo:color="#FFA657" style:letter-kerning="false" fo:font-size="10.5pt" style:font-size-asian="10.5pt" style:font-size-complex="10.5pt" style:language-asian="fr" style:country-asian="FR" style:language-complex="ar" style:country-complex="SA"/>
    </style:style>
    <style:style style:name="T673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74" style:parent-style-name="Policepardéfaut" style:family="text">
      <style:text-properties style:font-name="Consolas" style:font-name-asian="Times New Roman" style:font-name-complex="Times New Roman" fo:color="#FFA657" style:letter-kerning="false" fo:font-size="10.5pt" style:font-size-asian="10.5pt" style:font-size-complex="10.5pt" style:language-asian="fr" style:country-asian="FR" style:language-complex="ar" style:country-complex="SA"/>
    </style:style>
    <style:style style:name="T675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76" style:parent-style-name="Policepardéfaut" style:family="text">
      <style:text-properties style:font-name="Consolas" style:font-name-asian="Times New Roman" style:font-name-complex="Times New Roman" fo:color="#FFA657" style:letter-kerning="false" fo:font-size="10.5pt" style:font-size-asian="10.5pt" style:font-size-complex="10.5pt" style:language-asian="fr" style:country-asian="FR" style:language-complex="ar" style:country-complex="SA"/>
    </style:style>
    <style:style style:name="T677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78" style:parent-style-name="Policepardéfaut" style:family="text">
      <style:text-properties style:font-name="Consolas" style:font-name-asian="Times New Roman" style:font-name-complex="Times New Roman" fo:color="#FFA657" style:letter-kerning="false" fo:font-size="10.5pt" style:font-size-asian="10.5pt" style:font-size-complex="10.5pt" style:language-asian="fr" style:country-asian="FR" style:language-complex="ar" style:country-complex="SA"/>
    </style:style>
    <style:style style:name="T679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680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681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82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683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84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685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86" style:parent-style-name="Policepardéfaut" style:family="text">
      <style:text-properties style:font-name="Consolas" style:font-name-asian="Times New Roman" style:font-name-complex="Times New Roman" fo:color="#FFA657" style:letter-kerning="false" fo:font-size="10.5pt" style:font-size-asian="10.5pt" style:font-size-complex="10.5pt" style:language-asian="fr" style:country-asian="FR" style:language-complex="ar" style:country-complex="SA"/>
    </style:style>
    <style:style style:name="T687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688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689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90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691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92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693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94" style:parent-style-name="Policepardéfaut" style:family="text">
      <style:text-properties style:font-name="Consolas" style:font-name-asian="Times New Roman" style:font-name-complex="Times New Roman" fo:color="#FFA657" style:letter-kerning="false" fo:font-size="10.5pt" style:font-size-asian="10.5pt" style:font-size-complex="10.5pt" style:language-asian="fr" style:country-asian="FR" style:language-complex="ar" style:country-complex="SA"/>
    </style:style>
    <style:style style:name="T695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696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697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698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699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700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701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702" style:parent-style-name="Policepardéfaut" style:family="text">
      <style:text-properties style:font-name="Consolas" style:font-name-asian="Times New Roman" style:font-name-complex="Times New Roman" fo:color="#FFA657" style:letter-kerning="false" fo:font-size="10.5pt" style:font-size-asian="10.5pt" style:font-size-complex="10.5pt" style:language-asian="fr" style:country-asian="FR" style:language-complex="ar" style:country-complex="SA"/>
    </style:style>
    <style:style style:name="T703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704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705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706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707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708" style:parent-style-name="Policepardéfaut" style:family="text">
      <style:text-properties style:font-name="Consolas" style:font-name-asian="Times New Roman" style:font-name-complex="Times New Roman" fo:color="#FFA657" style:letter-kerning="false" fo:font-size="10.5pt" style:font-size-asian="10.5pt" style:font-size-complex="10.5pt" style:language-asian="fr" style:country-asian="FR" style:language-complex="ar" style:country-complex="SA"/>
    </style:style>
    <style:style style:name="P709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710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711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P712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713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714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715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716" style:parent-style-name="Policepardéfau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 style:language-asian="fr" style:country-asian="FR" style:language-complex="ar" style:country-complex="SA"/>
    </style:style>
    <style:style style:name="T717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718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719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720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721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722" style:parent-style-name="Policepardéfau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 style:language-asian="fr" style:country-asian="FR" style:language-complex="ar" style:country-complex="SA"/>
    </style:style>
    <style:style style:name="T723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724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725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726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727" style:parent-style-name="Policepardéfau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 style:language-asian="fr" style:country-asian="FR" style:language-complex="ar" style:country-complex="SA"/>
    </style:style>
    <style:style style:name="T728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729" style:parent-style-name="Policepardéfau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 style:language-asian="fr" style:country-asian="FR" style:language-complex="ar" style:country-complex="SA"/>
    </style:style>
    <style:style style:name="T730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731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732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733" style:parent-style-name="Policepardéfau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 style:language-asian="fr" style:country-asian="FR" style:language-complex="ar" style:country-complex="SA"/>
    </style:style>
    <style:style style:name="T734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735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736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737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738" style:parent-style-name="Policepardéfau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 style:language-asian="fr" style:country-asian="FR" style:language-complex="ar" style:country-complex="SA"/>
    </style:style>
    <style:style style:name="T739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740" style:parent-style-name="Policepardéfau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 style:language-asian="fr" style:country-asian="FR" style:language-complex="ar" style:country-complex="SA"/>
    </style:style>
    <style:style style:name="T741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742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743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744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745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746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747" style:parent-style-name="Policepardéfau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 style:language-asian="fr" style:country-asian="FR" style:language-complex="ar" style:country-complex="SA"/>
    </style:style>
    <style:style style:name="T748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749" style:parent-style-name="Policepardéfau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 style:language-asian="fr" style:country-asian="FR" style:language-complex="ar" style:country-complex="SA"/>
    </style:style>
    <style:style style:name="T750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751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752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753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754" style:parent-style-name="Policepardéfau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 style:language-asian="fr" style:country-asian="FR" style:language-complex="ar" style:country-complex="SA"/>
    </style:style>
    <style:style style:name="P755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756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757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758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759" style:parent-style-name="Policepardéfaut" style:family="text">
      <style:text-properties style:font-name="Consolas" style:font-name-asian="Times New Roman" style:font-name-complex="Times New Roman" fo:color="#FFA657" style:letter-kerning="false" fo:font-size="10.5pt" style:font-size-asian="10.5pt" style:font-size-complex="10.5pt" style:language-asian="fr" style:country-asian="FR" style:language-complex="ar" style:country-complex="SA"/>
    </style:style>
    <style:style style:name="T760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761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762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763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764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765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P766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767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768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769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770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P771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772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773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774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775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P776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777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778" style:parent-style-name="Policepardéfau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 style:language-asian="fr" style:country-asian="FR" style:language-complex="ar" style:country-complex="SA"/>
    </style:style>
    <style:style style:name="T779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780" style:parent-style-name="Policepardéfau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 style:language-asian="fr" style:country-asian="FR" style:language-complex="ar" style:country-complex="SA"/>
    </style:style>
    <style:style style:name="T781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782" style:parent-style-name="Policepardéfau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 style:language-asian="fr" style:country-asian="FR" style:language-complex="ar" style:country-complex="SA"/>
    </style:style>
    <style:style style:name="T783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784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785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786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787" style:parent-style-name="Policepardéfau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 style:language-asian="fr" style:country-asian="FR" style:language-complex="ar" style:country-complex="SA"/>
    </style:style>
    <style:style style:name="T788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789" style:parent-style-name="Policepardéfau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 style:language-asian="fr" style:country-asian="FR" style:language-complex="ar" style:country-complex="SA"/>
    </style:style>
    <style:style style:name="T790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791" style:parent-style-name="Policepardéfau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 style:language-asian="fr" style:country-asian="FR" style:language-complex="ar" style:country-complex="SA"/>
    </style:style>
    <style:style style:name="T792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793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794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795" style:parent-style-name="Policepardéfau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 style:language-asian="fr" style:country-asian="FR" style:language-complex="ar" style:country-complex="SA"/>
    </style:style>
    <style:style style:name="T796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797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798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799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800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801" style:parent-style-name="Policepardéfaut" style:family="text">
      <style:text-properties style:font-name="Consolas" style:font-name-asian="Times New Roman" style:font-name-complex="Times New Roman" fo:color="#FF7B72" style:letter-kerning="false" fo:font-size="10.5pt" style:font-size-asian="10.5pt" style:font-size-complex="10.5pt" style:language-asian="fr" style:country-asian="FR" style:language-complex="ar" style:country-complex="SA"/>
    </style:style>
    <style:style style:name="T802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803" style:parent-style-name="Policepardéfau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 style:language-asian="fr" style:country-asian="FR" style:language-complex="ar" style:country-complex="SA"/>
    </style:style>
    <style:style style:name="T804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805" style:parent-style-name="Normal" style:family="paragraph">
      <style:paragraph-properties style:vertical-align="auto" style:line-height-at-least="0.1979in" fo:background-color="#0D1117"/>
      <style:text-properties fo:hyphenate="true"/>
    </style:style>
    <style:style style:name="T806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T807" style:parent-style-name="Policepardéfau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 style:language-asian="fr" style:country-asian="FR" style:language-complex="ar" style:country-complex="SA"/>
    </style:style>
    <style:style style:name="T808" style:parent-style-name="Policepardéfaut" style:family="text"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/>
    </style:style>
    <style:style style:name="P809" style:parent-style-name="Normal" style:family="paragraph">
      <style:paragraph-properties style:vertical-align="auto" style:line-height-at-least="0.1979in" fo:background-color="#0D1117"/>
      <style:text-properties style:font-name="Consolas" style:font-name-asian="Times New Roman" style:font-name-complex="Times New Roman" fo:color="#E6EDF3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810" style:parent-style-name="answer" style:family="paragraph">
      <style:text-properties style:font-name="Courier" fo:font-size="8pt" style:font-size-asian="8pt" style:font-size-complex="8pt"/>
    </style:style>
    <style:style style:name="P811" style:parent-style-name="answer" style:family="paragraph">
      <style:text-properties style:font-name="Courier" fo:font-size="8pt" style:font-size-asian="8pt" style:font-size-complex="8pt"/>
    </style:style>
    <style:style style:name="P812" style:parent-style-name="answer" style:family="paragraph">
      <style:text-properties style:font-name="Courier" fo:font-size="8pt" style:font-size-asian="8pt" style:font-size-complex="8pt"/>
    </style:style>
    <style:style style:name="P813" style:parent-style-name="Standard" style:family="paragraph">
      <style:text-properties style:font-name="Cabin"/>
    </style:style>
    <style:style style:name="P814" style:parent-style-name="Standard" style:family="paragraph">
      <style:text-properties style:font-name="Cabin"/>
    </style:style>
    <style:style style:name="P815" style:parent-style-name="Standard" style:family="paragraph">
      <style:text-properties style:font-name="Cabin"/>
    </style:style>
    <style:style style:name="P816" style:parent-style-name="Standard" style:family="paragraph">
      <style:text-properties style:font-name="Cabin"/>
    </style:style>
    <style:style style:name="T817" style:parent-style-name="Policepardéfaut" style:family="text">
      <style:text-properties style:font-name="Cabin"/>
    </style:style>
    <style:style style:name="T818" style:parent-style-name="Policepardéfaut" style:family="text">
      <style:text-properties style:font-name="Cabin" fo:font-style="italic" style:font-style-asian="italic" style:font-style-complex="italic"/>
    </style:style>
    <style:style style:name="T819" style:parent-style-name="Policepardéfaut" style:family="text">
      <style:text-properties style:font-name="Cabin"/>
    </style:style>
    <style:style style:name="T820" style:parent-style-name="Policepardéfaut" style:family="text">
      <style:text-properties style:font-name="Cabin" fo:font-weight="bold" style:font-weight-asian="bold" style:font-weight-complex="bold" fo:font-style="italic" style:font-style-asian="italic" style:font-style-complex="italic"/>
    </style:style>
    <style:style style:name="T821" style:parent-style-name="Policepardéfaut" style:family="text">
      <style:text-properties style:font-name="Cabin"/>
    </style:style>
    <style:style style:name="T822" style:parent-style-name="Policepardéfaut" style:family="text">
      <style:text-properties style:font-name="Cabin" fo:font-weight="bold" style:font-weight-asian="bold" style:font-weight-complex="bold" fo:font-style="italic" style:font-style-asian="italic" style:font-style-complex="italic"/>
    </style:style>
    <style:style style:name="T823" style:parent-style-name="Policepardéfaut" style:family="text">
      <style:text-properties style:font-name="Cabin"/>
    </style:style>
    <style:style style:name="T824" style:parent-style-name="Policepardéfaut" style:family="text">
      <style:text-properties style:font-name="Cabin"/>
    </style:style>
    <style:style style:name="T825" style:parent-style-name="Appelnotedebasdep." style:family="text">
      <style:text-properties style:font-name="Cabin"/>
    </style:style>
    <style:style style:name="T826" style:parent-style-name="Policepardéfaut" style:family="text">
      <style:text-properties style:font-name="Cabin"/>
    </style:style>
    <style:style style:name="P827" style:parent-style-name="Standard" style:family="paragraph">
      <style:text-properties style:font-name="Cabin"/>
    </style:style>
    <style:style style:name="P828" style:parent-style-name="Standard" style:family="paragraph">
      <style:text-properties style:font-name="Cabin"/>
    </style:style>
    <style:style style:name="P829" style:parent-style-name="answer" style:family="paragraph">
      <style:text-properties fo:font-size="8pt" style:font-size-asian="8pt" style:font-size-complex="8pt"/>
    </style:style>
    <style:style style:name="P830" style:parent-style-name="answer" style:family="paragraph">
      <style:text-properties fo:font-size="8pt" style:font-size-asian="8pt" style:font-size-complex="8pt"/>
    </style:style>
    <style:style style:name="P831" style:parent-style-name="answer" style:family="paragraph">
      <style:text-properties fo:font-size="8pt" style:font-size-asian="8pt" style:font-size-complex="8pt"/>
    </style:style>
    <style:style style:name="P832" style:parent-style-name="Standard" style:family="paragraph">
      <style:text-properties style:font-name="Cabin"/>
    </style:style>
    <style:style style:name="P833" style:parent-style-name="Standard" style:family="paragraph">
      <style:text-properties style:font-name="Cabin"/>
    </style:style>
    <style:style style:name="P834" style:parent-style-name="Standard" style:family="paragraph">
      <style:text-properties style:font-name="Cabin"/>
    </style:style>
    <style:style style:name="T835" style:parent-style-name="Policepardéfaut" style:family="text">
      <style:text-properties style:font-name="Cabin"/>
    </style:style>
    <style:style style:name="T836" style:parent-style-name="Policepardéfaut" style:family="text">
      <style:text-properties style:font-name="FreeMono"/>
    </style:style>
    <style:style style:name="T837" style:parent-style-name="Policepardéfaut" style:family="text">
      <style:text-properties style:font-name="Cabin"/>
    </style:style>
    <style:style style:name="P838" style:parent-style-name="Standard" style:family="paragraph">
      <style:text-properties style:font-name="Cabin"/>
    </style:style>
    <style:style style:name="T839" style:parent-style-name="Policepardéfaut" style:family="text">
      <style:text-properties style:font-name="Cabin"/>
    </style:style>
    <style:style style:name="T840" style:parent-style-name="Policepardéfaut" style:family="text">
      <style:text-properties style:font-name="FreeMono"/>
    </style:style>
    <style:style style:name="T841" style:parent-style-name="Policepardéfaut" style:family="text">
      <style:text-properties style:font-name="Cabin"/>
    </style:style>
    <style:style style:name="P842" style:parent-style-name="Standard" style:family="paragraph">
      <style:text-properties style:font-name="Cabin"/>
    </style:style>
    <style:style style:name="T843" style:parent-style-name="Policepardéfaut" style:family="text">
      <style:text-properties style:font-name="Cabin"/>
    </style:style>
    <style:style style:name="T844" style:parent-style-name="Policepardéfaut" style:family="text">
      <style:text-properties style:font-name="Cabin" fo:font-style="italic" style:font-style-asian="italic" style:font-style-complex="italic"/>
    </style:style>
    <style:style style:name="T845" style:parent-style-name="Policepardéfaut" style:family="text">
      <style:text-properties style:font-name="Cabin"/>
    </style:style>
    <style:style style:name="P846" style:parent-style-name="Standard" style:family="paragraph">
      <style:text-properties style:font-name="Cabin"/>
    </style:style>
    <style:style style:name="P847" style:parent-style-name="Standard" style:family="paragraph">
      <style:text-properties style:font-name="Cabin"/>
    </style:style>
    <style:style style:name="P848" style:parent-style-name="Standard" style:family="paragraph">
      <style:text-properties style:font-name="Cabin"/>
    </style:style>
    <style:style style:name="P849" style:parent-style-name="Standard" style:family="paragraph">
      <style:text-properties style:font-name="Cabin"/>
    </style:style>
    <style:style style:name="P850" style:parent-style-name="Standard" style:family="paragraph">
      <style:text-properties style:font-name="Cabin"/>
    </style:style>
    <style:style style:name="P851" style:parent-style-name="answer" style:family="paragraph">
      <style:text-properties fo:font-size="8pt" style:font-size-asian="8pt" style:font-size-complex="8pt"/>
    </style:style>
    <style:style style:name="P852" style:parent-style-name="answer" style:family="paragraph">
      <style:text-properties fo:font-size="8pt" style:font-size-asian="8pt" style:font-size-complex="8pt"/>
    </style:style>
    <style:style style:name="P853" style:parent-style-name="answer" style:family="paragraph">
      <style:text-properties fo:font-size="8pt" style:font-size-asian="8pt" style:font-size-complex="8pt"/>
    </style:style>
    <style:style style:name="P854" style:parent-style-name="Standard" style:family="paragraph">
      <style:text-properties style:font-name="Cabin"/>
    </style:style>
    <style:style style:name="P855" style:parent-style-name="Standard" style:family="paragraph">
      <style:text-properties style:font-name="Cabin"/>
    </style:style>
    <style:style style:name="P856" style:parent-style-name="Standard" style:family="paragraph">
      <style:text-properties style:font-name="Cabin"/>
    </style:style>
    <style:style style:name="P857" style:parent-style-name="answer" style:family="paragraph">
      <style:text-properties fo:font-size="8pt" style:font-size-asian="8pt" style:font-size-complex="8pt"/>
    </style:style>
    <style:style style:name="P858" style:parent-style-name="answer" style:family="paragraph">
      <style:text-properties fo:font-size="8pt" style:font-size-asian="8pt" style:font-size-complex="8pt"/>
    </style:style>
    <style:style style:name="P859" style:parent-style-name="answer" style:family="paragraph">
      <style:text-properties fo:font-size="8pt" style:font-size-asian="8pt" style:font-size-complex="8pt"/>
    </style:style>
    <style:style style:name="P860" style:parent-style-name="Standard" style:family="paragraph">
      <style:text-properties style:font-name="Cabin"/>
    </style:style>
    <style:style style:name="P861" style:parent-style-name="Standard" style:family="paragraph">
      <style:text-properties style:font-name="Cabin"/>
    </style:style>
    <style:style style:name="P862" style:parent-style-name="Standard" style:family="paragraph">
      <style:text-properties style:font-name="Cabin"/>
    </style:style>
    <style:style style:name="P863" style:parent-style-name="Standard" style:family="paragraph">
      <style:text-properties style:font-name="Cabin"/>
    </style:style>
    <style:style style:name="P864" style:parent-style-name="Standard" style:family="paragraph">
      <style:text-properties style:font-name="Cabin"/>
    </style:style>
    <style:style style:name="P865" style:parent-style-name="answer" style:family="paragraph">
      <style:text-properties style:font-name="Courier" fo:font-size="8pt" style:font-size-asian="8pt" style:font-size-complex="8pt"/>
    </style:style>
    <style:style style:name="P866" style:parent-style-name="answer" style:family="paragraph">
      <style:text-properties style:font-name="Courier" fo:font-size="8pt" style:font-size-asian="8pt" style:font-size-complex="8pt"/>
    </style:style>
    <style:style style:name="P867" style:parent-style-name="answer" style:family="paragraph">
      <style:text-properties style:font-name="Courier" fo:font-size="8pt" style:font-size-asian="8pt" style:font-size-complex="8pt"/>
    </style:style>
    <style:style style:name="P868" style:parent-style-name="Standard" style:family="paragraph">
      <style:text-properties style:font-name="Cabin"/>
    </style:style>
    <style:style style:name="P869" style:parent-style-name="Standard" style:family="paragraph">
      <style:text-properties style:font-name="Cabin"/>
    </style:style>
    <style:style style:name="T870" style:parent-style-name="Policepardéfaut" style:family="text">
      <style:text-properties style:font-name="Cabin"/>
    </style:style>
    <style:style style:name="T871" style:parent-style-name="Policepardéfaut" style:family="text">
      <style:text-properties style:font-name="Cabin" fo:font-style="italic" style:font-style-asian="italic" style:font-style-complex="italic"/>
    </style:style>
    <style:style style:name="T872" style:parent-style-name="Policepardéfaut" style:family="text">
      <style:text-properties style:font-name="Cabin"/>
    </style:style>
    <style:style style:name="T873" style:parent-style-name="Policepardéfaut" style:family="text">
      <style:text-properties style:font-name="Cabin"/>
    </style:style>
    <style:style style:name="T874" style:parent-style-name="Appelnotedebasdep." style:family="text">
      <style:text-properties style:font-name="Cabin"/>
    </style:style>
    <style:style style:name="T875" style:parent-style-name="Policepardéfaut" style:family="text">
      <style:text-properties style:font-name="Cabin"/>
    </style:style>
    <style:style style:name="P876" style:parent-style-name="Standard" style:family="paragraph">
      <style:text-properties style:font-name="Cabin"/>
    </style:style>
    <style:style style:name="P877" style:parent-style-name="Standard" style:family="paragraph">
      <style:text-properties style:font-name="Cabin"/>
    </style:style>
    <style:style style:name="P878" style:parent-style-name="Standard" style:family="paragraph">
      <style:text-properties style:font-name="Cabin"/>
    </style:style>
    <style:style style:name="P879" style:parent-style-name="answer" style:family="paragraph">
      <style:text-properties fo:font-size="8pt" style:font-size-asian="8pt" style:font-size-complex="8pt"/>
    </style:style>
    <style:style style:name="P880" style:parent-style-name="answer" style:family="paragraph">
      <style:text-properties fo:font-size="8pt" style:font-size-asian="8pt" style:font-size-complex="8pt"/>
    </style:style>
    <style:style style:name="P881" style:parent-style-name="answer" style:family="paragraph">
      <style:text-properties fo:font-size="8pt" style:font-size-asian="8pt" style:font-size-complex="8pt"/>
    </style:style>
    <style:style style:name="P882" style:parent-style-name="Standard" style:family="paragraph">
      <style:text-properties style:font-name="Cabin"/>
    </style:style>
    <style:style style:name="P883" style:parent-style-name="Standard" style:family="paragraph">
      <style:text-properties style:font-name="Cabin"/>
    </style:style>
    <style:style style:name="T884" style:parent-style-name="Policepardéfaut" style:family="text">
      <style:text-properties style:font-name="Cabin"/>
    </style:style>
    <style:style style:name="T885" style:parent-style-name="Policepardéfaut" style:family="text">
      <style:text-properties style:font-name="Cabin" fo:font-style="italic" style:font-style-asian="italic" style:font-style-complex="italic"/>
    </style:style>
    <style:style style:name="T886" style:parent-style-name="Policepardéfaut" style:family="text">
      <style:text-properties style:font-name="Cabin"/>
    </style:style>
    <style:style style:name="T887" style:parent-style-name="Policepardéfaut" style:family="text">
      <style:text-properties style:font-name="Cabin"/>
    </style:style>
    <style:style style:name="T888" style:parent-style-name="Policepardéfaut" style:family="text">
      <style:text-properties style:font-name="FreeMono"/>
    </style:style>
    <style:style style:name="T889" style:parent-style-name="Policepardéfaut" style:family="text">
      <style:text-properties style:font-name="Cabin"/>
    </style:style>
    <style:style style:name="T890" style:parent-style-name="Appelnotedebasdep." style:family="text">
      <style:text-properties style:font-name="Cabin"/>
    </style:style>
    <style:style style:name="T891" style:parent-style-name="Policepardéfaut" style:family="text">
      <style:text-properties style:font-name="Cabin"/>
    </style:style>
    <style:style style:name="T892" style:parent-style-name="Policepardéfaut" style:family="text">
      <style:text-properties style:font-name="FreeMono"/>
    </style:style>
    <style:style style:name="T893" style:parent-style-name="Policepardéfaut" style:family="text">
      <style:text-properties style:font-name="Cabin"/>
    </style:style>
    <style:style style:name="T894" style:parent-style-name="Policepardéfaut" style:family="text">
      <style:text-properties style:font-name="FreeMono"/>
    </style:style>
    <style:style style:name="T895" style:parent-style-name="Policepardéfaut" style:family="text">
      <style:text-properties style:font-name="Cabin"/>
    </style:style>
    <style:style style:name="T896" style:parent-style-name="Policepardéfaut" style:family="text">
      <style:text-properties style:font-name="FreeMono"/>
    </style:style>
    <style:style style:name="T897" style:parent-style-name="Policepardéfaut" style:family="text">
      <style:text-properties style:font-name="Cabin"/>
    </style:style>
    <style:style style:name="P898" style:parent-style-name="Standard" style:family="paragraph">
      <style:text-properties style:font-name="Cabin"/>
    </style:style>
    <style:style style:name="P899" style:parent-style-name="Standard" style:family="paragraph">
      <style:text-properties style:font-name="Cabin"/>
    </style:style>
    <style:style style:name="P900" style:parent-style-name="answer" style:family="paragraph">
      <style:text-properties fo:font-size="8pt" style:font-size-asian="8pt" style:font-size-complex="8pt"/>
    </style:style>
    <style:style style:name="P901" style:parent-style-name="answer" style:family="paragraph">
      <style:text-properties fo:font-size="8pt" style:font-size-asian="8pt" style:font-size-complex="8pt"/>
    </style:style>
    <style:style style:name="P902" style:parent-style-name="answer" style:family="paragraph">
      <style:text-properties fo:font-size="8pt" style:font-size-asian="8pt" style:font-size-complex="8pt"/>
    </style:style>
    <style:style style:name="P903" style:parent-style-name="Standard" style:family="paragraph">
      <style:text-properties style:font-name="Cabin"/>
    </style:style>
    <style:style style:name="T904" style:parent-style-name="Policepardéfaut" style:family="text">
      <style:text-properties style:font-name="Cabin"/>
    </style:style>
    <style:style style:name="T905" style:parent-style-name="Policepardéfaut" style:family="text">
      <style:text-properties style:font-name="Cabin"/>
    </style:style>
    <style:style style:name="T906" style:parent-style-name="Policepardéfaut" style:family="text">
      <style:text-properties style:font-name="FreeMono"/>
    </style:style>
    <style:style style:name="T907" style:parent-style-name="Appelnotedebasdep." style:family="text">
      <style:text-properties style:font-name="FreeMono"/>
    </style:style>
    <style:style style:name="T908" style:parent-style-name="Policepardéfaut" style:family="text">
      <style:text-properties style:font-name="Cabin"/>
    </style:style>
    <style:style style:name="P909" style:parent-style-name="Standard" style:family="paragraph">
      <style:text-properties style:font-name="Cabin"/>
    </style:style>
    <style:style style:name="P910" style:parent-style-name="answer" style:family="paragraph">
      <style:text-properties fo:font-size="8pt" style:font-size-asian="8pt" style:font-size-complex="8pt"/>
    </style:style>
    <style:style style:name="P911" style:parent-style-name="answer" style:family="paragraph">
      <style:text-properties fo:font-size="8pt" style:font-size-asian="8pt" style:font-size-complex="8pt"/>
    </style:style>
    <style:style style:name="P912" style:parent-style-name="answer" style:family="paragraph">
      <style:text-properties fo:font-size="8pt" style:font-size-asian="8pt" style:font-size-complex="8pt"/>
    </style:style>
    <style:style style:name="P913" style:parent-style-name="Standard" style:family="paragraph">
      <style:text-properties style:font-name="Cabin"/>
    </style:style>
    <style:style style:name="T914" style:parent-style-name="Policepardéfaut" style:family="text">
      <style:text-properties style:font-name="Cabin"/>
    </style:style>
    <style:style style:name="T915" style:parent-style-name="Policepardéfaut" style:family="text">
      <style:text-properties style:font-name="Cabin" fo:font-style="italic" style:font-style-asian="italic" style:font-style-complex="italic"/>
    </style:style>
    <style:style style:name="T916" style:parent-style-name="Policepardéfaut" style:family="text">
      <style:text-properties style:font-name="Cabin"/>
    </style:style>
    <style:style style:name="T917" style:parent-style-name="Policepardéfaut" style:family="text">
      <style:text-properties style:font-name="Cabin"/>
    </style:style>
    <style:style style:name="T918" style:parent-style-name="Appelnotedebasdep." style:family="text">
      <style:text-properties style:font-name="Cabin"/>
    </style:style>
    <style:style style:name="T919" style:parent-style-name="Policepardéfaut" style:family="text">
      <style:text-properties style:font-name="Cabin"/>
    </style:style>
    <style:style style:name="T920" style:parent-style-name="Policepardéfaut" style:family="text">
      <style:text-properties style:font-name="Cabin" fo:font-style="italic" style:font-style-asian="italic" style:font-style-complex="italic"/>
    </style:style>
    <style:style style:name="T921" style:parent-style-name="Policepardéfaut" style:family="text">
      <style:text-properties style:font-name="Cabin"/>
    </style:style>
    <style:style style:name="T922" style:parent-style-name="Policepardéfaut" style:family="text">
      <style:text-properties style:font-name="Cabin" fo:font-style="italic" style:font-style-asian="italic" style:font-style-complex="italic"/>
    </style:style>
    <style:style style:name="T923" style:parent-style-name="Policepardéfaut" style:family="text">
      <style:text-properties style:font-name="Cabin"/>
    </style:style>
    <style:style style:name="T924" style:parent-style-name="Policepardéfaut" style:family="text">
      <style:text-properties style:font-name="FreeMono"/>
    </style:style>
    <style:style style:name="T925" style:parent-style-name="Policepardéfaut" style:family="text">
      <style:text-properties style:font-name="Cabin"/>
    </style:style>
    <style:style style:name="P926" style:parent-style-name="Standard" style:family="paragraph">
      <style:text-properties style:font-name="Cabin"/>
    </style:style>
    <style:style style:name="P927" style:parent-style-name="answer" style:family="paragraph">
      <style:text-properties fo:font-size="8pt" style:font-size-asian="8pt" style:font-size-complex="8pt"/>
    </style:style>
    <style:style style:name="P928" style:parent-style-name="answer" style:family="paragraph">
      <style:text-properties fo:font-size="8pt" style:font-size-asian="8pt" style:font-size-complex="8pt"/>
    </style:style>
    <style:style style:name="P929" style:parent-style-name="answer" style:family="paragraph">
      <style:text-properties fo:font-size="8pt" style:font-size-asian="8pt" style:font-size-complex="8pt"/>
    </style:style>
    <style:style style:name="P930" style:parent-style-name="Standard" style:family="paragraph">
      <style:text-properties style:font-name="Cabin"/>
    </style:style>
    <style:style style:name="P931" style:parent-style-name="Standard" style:family="paragraph">
      <style:text-properties style:font-name="Cabin"/>
    </style:style>
    <style:style style:name="T932" style:parent-style-name="Policepardéfaut" style:family="text">
      <style:text-properties style:font-name="Cabin"/>
    </style:style>
    <style:style style:name="T933" style:parent-style-name="Policepardéfaut" style:family="text">
      <style:text-properties style:font-name="Cabin"/>
    </style:style>
    <style:style style:name="T934" style:parent-style-name="Appelnotedebasdep." style:family="text">
      <style:text-properties style:font-name="Cabin"/>
    </style:style>
    <style:style style:name="T935" style:parent-style-name="Policepardéfaut" style:family="text">
      <style:text-properties style:font-name="Cabin"/>
    </style:style>
    <style:style style:name="P936" style:parent-style-name="Standard" style:family="paragraph">
      <style:text-properties style:font-name="Cabin"/>
    </style:style>
    <style:style style:name="P937" style:parent-style-name="answer" style:family="paragraph">
      <style:text-properties fo:font-size="8pt" style:font-size-asian="8pt" style:font-size-complex="8pt"/>
    </style:style>
    <style:style style:name="P938" style:parent-style-name="answer" style:family="paragraph">
      <style:text-properties fo:font-size="8pt" style:font-size-asian="8pt" style:font-size-complex="8pt"/>
    </style:style>
    <style:style style:name="P939" style:parent-style-name="answer" style:family="paragraph">
      <style:text-properties fo:font-size="8pt" style:font-size-asian="8pt" style:font-size-complex="8pt"/>
    </style:style>
    <style:style style:name="P940" style:parent-style-name="Standard" style:family="paragraph">
      <style:text-properties style:font-name="Cabin"/>
    </style:style>
    <style:style style:name="P941" style:parent-style-name="Standard" style:family="paragraph">
      <style:text-properties style:font-name="Cabin"/>
    </style:style>
    <style:style style:name="T942" style:parent-style-name="Policepardéfaut" style:family="text">
      <style:text-properties style:font-name="Cabin"/>
    </style:style>
    <style:style style:name="T943" style:parent-style-name="Policepardéfaut" style:family="text">
      <style:text-properties style:font-name="Cabin" fo:font-style="italic" style:font-style-asian="italic" style:font-style-complex="italic"/>
    </style:style>
    <style:style style:name="T944" style:parent-style-name="Policepardéfaut" style:family="text">
      <style:text-properties style:font-name="Cabin"/>
    </style:style>
    <style:style style:name="P945" style:parent-style-name="answer" style:family="paragraph">
      <style:text-properties fo:font-size="8pt" style:font-size-asian="8pt" style:font-size-complex="8pt"/>
    </style:style>
    <style:style style:name="P946" style:parent-style-name="answer" style:family="paragraph">
      <style:text-properties fo:font-size="8pt" style:font-size-asian="8pt" style:font-size-complex="8pt"/>
    </style:style>
    <style:style style:name="P947" style:parent-style-name="answer" style:family="paragraph">
      <style:text-properties fo:font-size="8pt" style:font-size-asian="8pt" style:font-size-complex="8pt"/>
    </style:style>
    <style:style style:name="P948" style:parent-style-name="Standard" style:family="paragraph">
      <style:text-properties style:font-name="Cabin"/>
    </style:style>
    <style:style style:name="P949" style:parent-style-name="Standard" style:family="paragraph">
      <style:text-properties style:font-name="Cabin"/>
    </style:style>
    <style:style style:name="T950" style:parent-style-name="Policepardéfaut" style:family="text">
      <style:text-properties style:font-name="Cabin"/>
    </style:style>
    <style:style style:name="T951" style:parent-style-name="Policepardéfaut" style:family="text">
      <style:text-properties style:font-name="Cabin" fo:font-style="italic" style:font-style-asian="italic" style:font-style-complex="italic"/>
    </style:style>
    <style:style style:name="T952" style:parent-style-name="Policepardéfaut" style:family="text">
      <style:text-properties style:font-name="Cabin"/>
    </style:style>
    <style:style style:name="P953" style:parent-style-name="answer" style:family="paragraph">
      <style:text-properties fo:font-size="8pt" style:font-size-asian="8pt" style:font-size-complex="8pt"/>
    </style:style>
    <style:style style:name="P954" style:parent-style-name="answer" style:family="paragraph">
      <style:text-properties fo:font-size="8pt" style:font-size-asian="8pt" style:font-size-complex="8pt"/>
    </style:style>
    <style:style style:name="P955" style:parent-style-name="answer" style:family="paragraph">
      <style:text-properties fo:font-size="8pt" style:font-size-asian="8pt" style:font-size-complex="8pt"/>
    </style:style>
    <style:style style:name="P956" style:parent-style-name="Standard" style:family="paragraph">
      <style:text-properties style:font-name="Cabin"/>
    </style:style>
    <style:style style:name="P957" style:parent-style-name="Standard" style:family="paragraph">
      <style:text-properties style:font-name="Cabin"/>
    </style:style>
    <style:style style:name="P958" style:parent-style-name="Standard" style:family="paragraph">
      <style:text-properties style:font-name="Cabin"/>
    </style:style>
  </office:automatic-styles>
  <office:body>
    <office:text text:use-soft-page-breaks="true">
      <text:p text:style-name="P1">Données @ App5</text:p>
      <text:p text:style-name="P2">Polytech Paris-Saclay | 2023-24</text:p>
      <text:p text:style-name="P3">Séquence 3</text:p>
      <text:p text:style-name="P4"/>
      <text:p text:style-name="P5"/>
      <text:p text:style-name="P6"><text:span text:style-name="T7">Nom :</text:span><text:span text:style-name="T8"><text:s/></text:span><text:span text:style-name="T9">ZERBIB SEBIROT</text:span></text:p>
      <text:p text:style-name="P10"><text:span text:style-name="T11">Prénom :</text:span><text:span text:style-name="T12"><text:s/></text:span><text:span text:style-name="T13">Martin</text:span></text:p>
      <text:p text:style-name="P14"/>
      <text:p text:style-name="P15"/>
      <text:p text:style-name="P16"/>
      <text:p text:style-name="P17"/>
      <text:p text:style-name="Standard"><text:span text:style-name="T18">La technologie des<text:s/></text:span><text:span text:style-name="T19">Protocol Buffers</text:span><text:span text:style-name="T20"><text:s/>(</text:span><text:a xlink:href="https://developers.google.com/protocol-buffers/docs/overview" office:target-frame-name="_top" xlink:show="replace"><text:span text:style-name="T21">protobuf</text:span></text:a><text:a xlink:href="https://protobuf.dev/" office:target-frame-name="_top" xlink:show="replace"><text:span text:style-name="T22">, développée par Google</text:span></text:a><text:span text:style-name="T23"><text:note text:note-class="footnote" text:id="_ftn0"><text:note-citation>1</text:note-citation><text:note-body><text:p text:style-name="Footnote"><text:a xlink:href="https://protobuf.dev/" office:target-frame-name="_top" xlink:show="replace">https://protobuf.dev/</text:a></text:p></text:note-body></text:note></text:span><text:span text:style-name="T24">) offre une alternative efficace au problème de la sérialisation et de l'échange de données entre applications pouvant être écrites dans des langages de programmation différents.</text:span></text:p>
      <text:p text:style-name="P25"/>
      <text:p text:style-name="Standard"><text:span text:style-name="T26">Reposant sur une description sous forme de<text:s/></text:span><text:span text:style-name="T27">schémas de messages</text:span><text:span text:style-name="T28"><text:s/>(</text:span><text:span text:style-name="T29">messages</text:span><text:span text:style-name="T30">) et une représentation binaire compacte</text:span><text:span text:style-name="T31"><text:note text:note-class="footnote" text:id="_ftn1"><text:note-citation>2</text:note-citation><text:note-body><text:p text:style-name="Standard"><text:span text:style-name="T32"><text:s text:c="5"/>la dernière version en date,<text:s/></text:span><text:span text:style-name="T33">protobuf3</text:span><text:span text:style-name="T34">, permet également une sérialisation en clair au format JSON</text:span></text:p></text:note-body></text:note></text:span><text:span text:style-name="T35">, cette technologie est présentée, relativement à des approches fondées sur par exemple XML, comme plus simple à mettre en œuvre, plus rapide (Google la décrit comme de 20 à 100 fois plus rapide) et plus économe en espace à l'utilisation (de 3 à 10 fois) pour des problèmes portant sur des échanges de données non textuelles. <text:s/></text:span></text:p>
      <text:p text:style-name="P36"/>
      <text:p text:style-name="Standard"><text:span text:style-name="T37">Une autre propriété importante à l'origine de la technologie<text:s/></text:span><text:span text:style-name="T38">protobuf<text:s/></text:span><text:span text:style-name="T39">est de permettre de faire évoluer les formats de données en assurant la compatibilité du code précédemment développé et des anciens<text:s/></text:span><text:span text:style-name="T40">messages</text:span><text:span text:style-name="T41"><text:s/>en particulier grâce à l'utilisation de champs numérotés (</text:span><text:span text:style-name="T42">numbered fields</text:span><text:span text:style-name="T43">).</text:span></text:p>
      <text:p text:style-name="P44"/>
      <text:p text:style-name="Standard"><text:span text:style-name="T45">L'unité de base pour la description des données est un<text:s/></text:span><text:span text:style-name="T46">message</text:span><text:span text:style-name="T47"><text:s/>dans un fichier de spécification (</text:span><text:span text:style-name="T48">.proto</text:span><text:span text:style-name="T49">) décrivant le format des données à sérialiser. L'exemple suivant décrit des messages utiles pour représenter un carnet d'adresses :</text:span></text:p>
      <text:p text:style-name="P50"/>
      <text:p text:style-name="P51">// mention explicite de la version des protobuf utilisée</text:p>
      <text:p text:style-name="P52">syntax = "proto3";</text:p>
      <text:p text:style-name="P53"/>
      <text:p text:style-name="P54">// package pour les messages protobuf définis dans le fichier</text:p>
      <text:p text:style-name="P55">package tutorial;</text:p>
      <text:p text:style-name="P56"/>
      <text:p text:style-name="P57">// options spécifiques (ici pour le langage Java)</text:p>
      <text:p text:style-name="P58">// package et classe générée après compilation pour Java</text:p>
      <text:p text:style-name="P59">option java_package = "com.example.tutorial";</text:p>
      <text:p text:style-name="P60">option java_outer_classname = "AddressBookProtos";</text:p>
      <text:p text:style-name="P61"/>
      <text:p text:style-name="P62">// définition d'un message Person</text:p>
      <text:p text:style-name="P63">message Person {</text:p>
      <text:p text:style-name="P64"><text:s text:c="2"/>string name = 1; // type, nom du champ, clé numérique (unique)</text:p>
      <text:p text:style-name="P65"><text:s text:c="2"/>int32 id = 2;</text:p>
      <text:p text:style-name="P66"><text:s text:c="2"/>optional string email = 3;</text:p>
      <text:p text:style-name="P67"><text:s text:c="2"/>repeated PhoneNumber phones = 4;</text:p>
      <text:p text:style-name="P68"/>
      <text:p text:style-name="P69"><text:s text:c="2"/>// définition d'un type énumération (interne à Person)</text:p>
      <text:p text:style-name="P70"><text:s text:c="2"/>enum PhoneType {</text:p>
      <text:p text:style-name="P71"><text:s text:c="4"/>PHONE_TYPE_UNSPECIFIED = 0;</text:p>
      <text:p text:style-name="P72"><text:tab/>MOBILE = 1;</text:p>
      <text:p text:style-name="P73"><text:s text:c="4"/>HOME = 2;</text:p>
      <text:p text:style-name="P74"><text:s text:c="4"/>WORK = 3;</text:p>
      <text:soft-page-break/>
      <text:p text:style-name="P75"><text:s text:c="2"/>}</text:p>
      <text:p text:style-name="P76"/>
      <text:p text:style-name="P77"><text:s text:c="2"/>// définition d'un message interne à Person (Person.PhoneNumber)</text:p>
      <text:p text:style-name="P78"><text:s text:c="2"/>// note : aurait pu se situer en dehors de Person</text:p>
      <text:p text:style-name="P79"><text:s text:c="2"/>// voire dans un autre protobuf (recours à import)</text:p>
      <text:p text:style-name="P80"><text:s text:c="2"/>message PhoneNumber {</text:p>
      <text:p text:style-name="P81"><text:s text:c="4"/>string number = 1;</text:p>
      <text:p text:style-name="P82"><text:s text:c="4"/>optional PhoneType type = 2;</text:p>
      <text:p text:style-name="P83"><text:s text:c="2"/>}</text:p>
      <text:p text:style-name="P84"/>
      <text:p text:style-name="P85">}</text:p>
      <text:p text:style-name="P86"/>
      <text:p text:style-name="P87">// définition d'un message dans le même protobuf</text:p>
      <text:p text:style-name="P88">message AddressBook {</text:p>
      <text:p text:style-name="P89"><text:s text:c="2"/>// note : la numérotation des champs est propre à chaque message (ou enum)</text:p>
      <text:p text:style-name="P90"><text:s text:c="2"/>repeated Person people = 1;</text:p>
      <text:p text:style-name="P91">}</text:p>
      <text:p text:style-name="P92"/>
      <text:p text:style-name="P93"/>
      <text:p text:style-name="P94">Cet exemple illustre plusieurs aspects de ce langage :</text:p>
      <text:p text:style-name="P95"/>
      <text:p text:style-name="Standard"><text:span text:style-name="T96"><text:tab/>- la possibilité de situer les messages dans des packages (instruction<text:s/></text:span><text:span text:style-name="T97">package</text:span><text:span text:style-name="T98">) ;</text:span></text:p>
      <text:p text:style-name="P99"/>
      <text:p text:style-name="Standard"><text:span text:style-name="T100"><text:tab/>- la possibilité de définir plusieurs messages dans un fichier<text:s/></text:span><text:span text:style-name="T101">.proto</text:span><text:span text:style-name="T102">, ainsi que des messages internes à d'autres messages ; il est ensuite possible d'importer des messages définis dans d'autres fichiers<text:s/></text:span><text:span text:style-name="T103">.proto</text:span><text:span text:style-name="T104"><text:s/>à l'aide de l'instruction<text:s/></text:span><text:span text:style-name="T105">import</text:span><text:span text:style-name="T106"><text:s/>;</text:span></text:p>
      <text:p text:style-name="P107"/>
      <text:p text:style-name="Standard"><text:span text:style-name="T108"><text:tab/>- la nécessité de typer les champs (</text:span><text:a xlink:href="https://protobuf.dev/programming-guides/proto3/#scalar" office:target-frame-name="_top" xlink:show="replace"><text:span text:style-name="T109">liste des types scalaires et leur correspondance dans les langages de programmation supportés</text:span></text:a><text:span text:style-name="T110"><text:note text:note-class="footnote" text:id="_ftn2"><text:note-citation>3</text:note-citation><text:note-body><text:p text:style-name="Footnote"><text:a xlink:href="https://protobuf.dev/programming-guides/proto3/#scalar" office:target-frame-name="_top" xlink:show="replace">https://protobuf.dev/programming-guides/proto3/#scalar</text:a></text:p></text:note-body></text:note></text:span><text:span text:style-name="T111">) ;</text:span></text:p>
      <text:p text:style-name="P112"/>
      <text:p text:style-name="P113"><text:tab/>- la nécessité de numéroter les champs de façon unique à l'échelle d'un message (les valeurs dans la plage 1-15 nécessitent un octet pour leur représentation et sont donc adaptées pour des champs fréquents dans les données sérialisées, les valeurs dans la plage 16-2047 nécessitant elles 2 octets) ;</text:p>
      <text:p text:style-name="P114"/>
      <text:p text:style-name="Standard"><text:span text:style-name="T115"><text:tab/>- la possibilité de décrire des champs comme notamment<text:s/></text:span><text:span text:style-name="T116">optionnels</text:span><text:span text:style-name="T117"><text:s/>(</text:span><text:span text:style-name="T118">optional</text:span><text:span text:style-name="T119">) ou<text:s/></text:span><text:span text:style-name="T120">répétés</text:span><text:span text:style-name="T121"><text:s/>un nombre quelconque de fois (</text:span><text:span text:style-name="T122">repeated</text:span><text:span text:style-name="T123">) ;</text:span></text:p>
      <text:p text:style-name="P124"/>
      <text:p text:style-name="Standard"><text:span text:style-name="T125"><text:tab/>- l'existence d'un type d'énumération (</text:span><text:span text:style-name="T126">enum</text:span><text:span text:style-name="T127">).</text:span></text:p>
      <text:p text:style-name="P128"/>
      <text:p text:style-name="Standard"><text:span text:style-name="T129">La compilation par le compilateur<text:s/></text:span><text:span text:style-name="T130">protobuf</text:span><text:span text:style-name="T131"><text:s/>(</text:span><text:a xlink:href="https://github.com/google/protobuf/releases/tag/v3.5.1" office:target-frame-name="_top" xlink:show="replace"><text:span text:style-name="T132">notes pour</text:span></text:a><text:a xlink:href="https://github.com/google/protobuf/releases" office:target-frame-name="_top" xlink:show="replace"><text:span text:style-name="T133"><text:s/>l'installation</text:span></text:a><text:span text:style-name="T134"><text:note text:note-class="footnote" text:id="_ftn3"><text:note-citation>4</text:note-citation><text:note-body><text:p text:style-name="Footnote"><text:a xlink:href="https://github.com/google/protobuf/releases" office:target-frame-name="_top" xlink:show="replace">https://github.com/google/protobuf/releases</text:a></text:p></text:note-body></text:note></text:span><text:span text:style-name="T135">) d'un fichier<text:s/></text:span><text:span text:style-name="T136">.proto</text:span><text:span text:style-name="T137"><text:s/>va produire du code dans le langage choisi (parmi notamment C++, C#, Go, Java, Kotlin et Python) permettant l'</text:span><text:span text:style-name="T138">encodage</text:span><text:span text:style-name="T139"><text:s/>et la<text:s/></text:span><text:span text:style-name="T140">lecture</text:span><text:span text:style-name="T141"><text:s/>(</text:span><text:span text:style-name="T142">parsing</text:span><text:span text:style-name="T143">) du format décrit, ex. :</text:span></text:p>
      <text:p text:style-name="P144"/>
      <text:p text:style-name="P145">protoc --java_out . AdressBook.proto</text:p>
      <text:p text:style-name="P146"/>
      <text:p text:style-name="Standard"><text:span text:style-name="T147">Le code généré va être spécifique au langage choisi, mais le format des messages binaires sera bien évidemment indépendant de tout langage de programmation. La compilation avec<text:s/></text:span><text:span text:style-name="T148">protoc</text:span><text:span text:style-name="T149"><text:s/>vers d'autres langages permettra de manipuler ce même format de messages depuis ces langages.</text:span></text:p>
      <text:p text:style-name="P150"/>
      <text:p text:style-name="Standard"><text:span text:style-name="T151">Le code généré comprend alors des classes représentant des<text:s/></text:span><text:span text:style-name="T152">messages</text:span><text:span text:style-name="T153"><text:s/>pour les types décrits, qui donnent accès à leurs<text:s/></text:span><text:span text:style-name="T154">champs</text:span><text:span text:style-name="T155"><text:s/>(</text:span><text:span text:style-name="T156">via</text:span><text:span text:style-name="T157"><text:s/>des méthodes de consultation (ex.<text:s/></text:span><text:span text:style-name="T158">getOwner</text:span><text:span text:style-name="T159">)), ainsi que des<text:s/></text:span><text:span text:style-name="T160">constructeurs</text:span><text:span text:style-name="T161"><text:s/>(</text:span><text:span text:style-name="T162">builders</text:span><text:span text:style-name="T163">) (cf. méthode statique<text:s/></text:span><text:span text:style-name="T164">newBuilder</text:span><text:span text:style-name="T165"><text:s/>des classes de</text:span><text:span text:style-name="T166"><text:s/>messages</text:span><text:span text:style-name="T167">)</text:span><text:span text:style-name="T168"><text:s/></text:span><text:span text:style-name="T169">qui donnent accès aux champs en lecture et modification<text:s/></text:span><text:soft-page-break/><text:span text:style-name="T170">(ex.<text:s/></text:span><text:span text:style-name="T171">addGameType</text:span><text:span text:style-name="T172">). Les méthodes de modification<text:s/></text:span><text:span text:style-name="T173">via</text:span><text:span text:style-name="T174"><text:s/>un constructeur (</text:span><text:span text:style-name="T175">builder</text:span><text:span text:style-name="T176">) retournent le constructeur lui-même, permettant ainsi de chaîner les appels. Une méthode particulière (</text:span><text:span text:style-name="T177">build</text:span><text:span text:style-name="T178">) permet l'obtention d'un message pour son type.</text:span></text:p>
      <text:p text:style-name="P179"/>
      <text:p text:style-name="Standard"><text:span text:style-name="T180">En langage Java (</text:span><text:a xlink:href="https://protobuf.dev/getting-started/javatutorial/" office:target-frame-name="_top" xlink:show="replace"><text:span text:style-name="T181">documentation officielle pour ce langag</text:span></text:a><text:a xlink:href="https://developers.google.com/protocol-buffers/docs/javatutorial" office:target-frame-name="_top" xlink:show="replace"><text:span text:style-name="T182">e (tutoriel)</text:span></text:a><text:span text:style-name="T183"><text:note text:note-class="footnote" text:id="_ftn4"><text:note-citation>5</text:note-citation><text:note-body><text:p text:style-name="Footnote"><text:a xlink:href="https://protobuf.dev/getting-started/javatutorial/" office:target-frame-name="_top" xlink:show="replace">https://protobuf.dev/getting-started/javatutorial</text:a></text:p></text:note-body></text:note></text:span><text:span text:style-name="T184">), les<text:s/></text:span><text:span text:style-name="T185">builders</text:span><text:span text:style-name="T186"><text:s/>donneront notamment accès aux méthodes ci-dessous pour certains des champs spécifiés dans l'exemple du carnet d'adresses. On notera que la documentation recommande d'utiliser des noms de champs avec des<text:s/></text:span><text:span text:style-name="T187">underscores</text:span><text:span text:style-name="T188"><text:s/>(ex.<text:s/></text:span><text:span text:style-name="T189">club_contracts</text:span><text:span text:style-name="T190">), mais que les noms des<text:s/></text:span><text:span text:style-name="T191">getters</text:span><text:span text:style-name="T192">/</text:span><text:span text:style-name="T193">setters</text:span><text:span text:style-name="T194"><text:s/>sont ensuites adaptés par le compilateur<text:s/></text:span><text:span text:style-name="T195">protoc</text:span><text:span text:style-name="T196"><text:s/>au langage cible, dont notamment au<text:s/></text:span><text:span text:style-name="T197">camel case</text:span><text:span text:style-name="T198"><text:s/>pour Java (ex.<text:s/></text:span><text:span text:style-name="T199">getClubContractsCount()</text:span><text:span text:style-name="T200">) :</text:span></text:p>
      <text:p text:style-name="P201"/>
      <text:p text:style-name="P202">// optional string email = 3; : rappel de l'entrée du fichier .proto</text:p>
      <text:p text:style-name="P203">public boolean hasEmail();</text:p>
      <text:p text:style-name="P204">public String getEmail();</text:p>
      <text:p text:style-name="P205">public Builder setEmail(String value); // note : retourne le Builder</text:p>
      <text:p text:style-name="P206"/>
      <text:p text:style-name="P207">// repeated PhoneNumber phones = 4;</text:p>
      <text:p text:style-name="P208">public List&lt;PhoneNumber&gt; getPhonesList();</text:p>
      <text:p text:style-name="P209">public int getPhonesCount();</text:p>
      <text:p text:style-name="P210">public PhoneNumber getPhones(int index);</text:p>
      <text:p text:style-name="P211">public Builder setPhones(int index, PhoneNumber value);</text:p>
      <text:p text:style-name="P212">public Builder addPhones(PhoneNumber value);</text:p>
      <text:p text:style-name="P213"/>
      <text:p text:style-name="Standard"><text:span text:style-name="T214">Ces classes (appartenant au<text:s/></text:span><text:span text:style-name="T215">package</text:span><text:span text:style-name="T216"><text:s/>spécifié par l'option<text:s/></text:span><text:span text:style-name="T217">java_package</text:span><text:span text:style-name="T218">) doivent ensuite être compilées à l'aide de l'archive Java (ex.<text:s/></text:span><text:span text:style-name="T219">protobuf-java-X.X.X.jar</text:span><text:span text:style-name="T220">) pour<text:s/></text:span><text:span text:style-name="T221">protobuf</text:span><text:span text:style-name="T222"><text:s/>pour pouvoir être ensuite utilisées sous forme de<text:s/></text:span><text:span text:style-name="T223">messages</text:span><text:span text:style-name="T224"><text:s/>et de<text:s/></text:span><text:span text:style-name="T225">builders</text:span><text:span text:style-name="T226"><text:s/>pour ces messages dans un projet (</text:span><text:a xlink:href="https://developers.google.com/protocol-buffers/docs/javatutorial#writing-a-message" office:target-frame-name="_top" xlink:show="replace"><text:span text:style-name="T227">exemple d'utilisation</text:span></text:a><text:span text:style-name="T228"><text:note text:note-class="footnote" text:id="_ftn5"><text:note-citation>6</text:note-citation><text:note-body><text:p text:style-name="Footnote">https://developers.google.com/protocol-buffers/docs/javatutorial#writing-a-message</text:p></text:note-body></text:note></text:span><text:span text:style-name="T229">), ex.:</text:span></text:p>
      <text:p text:style-name="P230"/>
      <text:p text:style-name="P231"><text:span text:style-name="T232">$ javac -classpath .:protobuf-java-3.21.12.jar org/fifa/FootballerProto.java</text:span></text:p>
      <text:p text:style-name="P233"/>
      <text:p text:style-name="Standard"><text:span text:style-name="T234">Vous allez utiliser<text:s/></text:span><text:span text:style-name="T235">protobuf3</text:span><text:span text:style-name="T236"><text:s/>avec le langage de votre choix sur un exemple simple lié à la représentation d'une bibliothèque personnelle de jeux vidéos (dans le domaine/</text:span><text:span text:style-name="T237">package</text:span><text:span text:style-name="T238"><text:s/></text:span><text:span text:style-name="T239">com.yourgamecompany</text:span><text:span text:style-name="T240">) dans un cadre de communication entre services pour l’organisation de parties de jeux en ligne.</text:span></text:p>
      <text:p text:style-name="P241"/>
      <text:p text:style-name="Standard"><text:span text:style-name="T242">Un jeu vidéo sera représenté par un<text:s/></text:span><text:span text:style-name="T243">nom</text:span><text:span text:style-name="T244">, un<text:s/></text:span><text:span text:style-name="T245">type</text:span><text:span text:style-name="T246"><text:s/>(énuméré et possiblement répété : GENERIC, SPORTS, ADVENTURE, etc.), une<text:s/></text:span><text:span text:style-name="T247">date d'ajout à la bibliothèque<text:s/></text:span><text:span text:style-name="T248">(en utilisant un type de message (</text:span><text:span text:style-name="T249">date</text:span><text:span text:style-name="T250">) présent dans un<text:s/></text:span><text:span text:style-name="T251">protobuf</text:span><text:span text:style-name="T252"><text:s/>distinct de messages utilitaires<text:s/></text:span><text:span text:style-name="T253">util</text:span><text:span text:style-name="T254">), et d'une<text:s/></text:span><text:span text:style-name="T255">liste de parties jouées</text:span><text:span text:style-name="T256">.</text:span></text:p>
      <text:p text:style-name="P257"/>
      <text:p text:style-name="Standard"><text:span text:style-name="T258">Les<text:s/></text:span><text:span text:style-name="T259">parties</text:span><text:span text:style-name="T260"><text:s/>seront représentées par un message interne à celui d'un jeu vidéo, et seront composées d'une<text:s/></text:span><text:span text:style-name="T261">date</text:span><text:span text:style-name="T262"><text:s/>obligatoire ainsi que d'une<text:s/></text:span><text:span text:style-name="T263">durée de jeu en minutes</text:span><text:span text:style-name="T264"><text:s/>optionnelle.</text:span></text:p>
      <text:p text:style-name="P265"/>
      <text:p text:style-name="Standard"><text:span text:style-name="T266">Enfin, le même fichier .</text:span><text:span text:style-name="T267">proto</text:span><text:span text:style-name="T268"><text:s/>contiendra également un type de message représentant une collection de jeux vidéo composée simplement d'une<text:s/></text:span><text:span text:style-name="T269">liste de jeux</text:span><text:span text:style-name="T270">. Pour sérialiser l'ensemble de la collection de jeux d'un joueur, il suffira donc de sérialiser un unique message de ce type.</text:span></text:p>
      <text:p text:style-name="P271"/>
      <text:p text:style-name="P272"/>
      <text:p text:style-name="item">#1.1 fichier prototype VideoGames.proto</text:p>
      <text:p text:style-name="P273"><text:span text:style-name="T274">syntax =<text:s/></text:span><text:span text:style-name="T275">"proto3"</text:span><text:span text:style-name="T276">;</text:span></text:p>
      <text:p text:style-name="P277"/>
      <text:p text:style-name="P278"><text:span text:style-name="T279">import<text:s/></text:span><text:span text:style-name="T280">"Util.proto"</text:span><text:span text:style-name="T281">;</text:span></text:p>
      <text:p text:style-name="P282"><text:span text:style-name="T283">import<text:s/></text:span><text:span text:style-name="T284">"google/protobuf/timestamp.proto"</text:span><text:span text:style-name="T285">;</text:span></text:p>
      <text:p text:style-name="P286"/>
      <text:p text:style-name="P287"><text:span text:style-name="T288">// Enumération représentant les types de jeux vidéo</text:span></text:p>
      <text:soft-page-break/>
      <text:p text:style-name="P289"><text:span text:style-name="T290">enum</text:span><text:span text:style-name="T291"><text:s/>GameType {</text:span></text:p>
      <text:p text:style-name="P292"><text:span text:style-name="T293">  GENERIC =<text:s/></text:span><text:span text:style-name="T294">0</text:span><text:span text:style-name="T295">;</text:span></text:p>
      <text:p text:style-name="P296"><text:span text:style-name="T297">  SPORTS =<text:s/></text:span><text:span text:style-name="T298">1</text:span><text:span text:style-name="T299">;</text:span></text:p>
      <text:p text:style-name="P300"><text:span text:style-name="T301">  ADVENTURE =<text:s/></text:span><text:span text:style-name="T302">2</text:span><text:span text:style-name="T303">;</text:span></text:p>
      <text:p text:style-name="P304"><text:span text:style-name="T305">  RACING =<text:s/></text:span><text:span text:style-name="T306">3</text:span><text:span text:style-name="T307">;</text:span></text:p>
      <text:p text:style-name="P308">}</text:p>
      <text:p text:style-name="P309"/>
      <text:p text:style-name="P310"><text:span text:style-name="T311">message</text:span><text:span text:style-name="T312"><text:s/>GamePlay {</text:span></text:p>
      <text:p text:style-name="P313"><text:span text:style-name="T314">  Date date_play =<text:s/></text:span><text:span text:style-name="T315">1</text:span><text:span text:style-name="T316">;</text:span></text:p>
      <text:p text:style-name="P317"><text:span text:style-name="T318"> <text:s/></text:span><text:span text:style-name="T319">optional</text:span><text:span text:style-name="T320"><text:s/></text:span><text:span text:style-name="T321">int32</text:span><text:span text:style-name="T322"><text:s/>minutes_played =<text:s/></text:span><text:span text:style-name="T323">2</text:span><text:span text:style-name="T324">;</text:span></text:p>
      <text:p text:style-name="P325">}</text:p>
      <text:p text:style-name="P326"/>
      <text:p text:style-name="P327"><text:span text:style-name="T328">message</text:span><text:span text:style-name="T329"><text:s/>VideoGame {</text:span></text:p>
      <text:p text:style-name="P330"><text:span text:style-name="T331"> <text:s/></text:span><text:span text:style-name="T332">string</text:span><text:span text:style-name="T333"><text:s/>name =<text:s/></text:span><text:span text:style-name="T334">1</text:span><text:span text:style-name="T335">;</text:span></text:p>
      <text:p text:style-name="P336"><text:span text:style-name="T337"> <text:s/></text:span><text:span text:style-name="T338">repeated</text:span><text:span text:style-name="T339"><text:s/>GameType game_type =<text:s/></text:span><text:span text:style-name="T340">2</text:span><text:span text:style-name="T341">;</text:span></text:p>
      <text:p text:style-name="P342"><text:span text:style-name="T343">  google.protobuf.Timestamp date_purchase =<text:s/></text:span><text:span text:style-name="T344">3</text:span><text:span text:style-name="T345">;</text:span></text:p>
      <text:p text:style-name="P346"><text:span text:style-name="T347"> <text:s/></text:span><text:span text:style-name="T348">repeated</text:span><text:span text:style-name="T349"><text:s/>GamePlay game_plays =<text:s/></text:span><text:span text:style-name="T350">4</text:span><text:span text:style-name="T351">;</text:span></text:p>
      <text:p text:style-name="P352">}</text:p>
      <text:p text:style-name="P353"/>
      <text:p text:style-name="P354"><text:span text:style-name="T355">message</text:span><text:span text:style-name="T356"><text:s/>GameCollection {</text:span></text:p>
      <text:p text:style-name="P357"><text:span text:style-name="T358"> <text:s/></text:span><text:span text:style-name="T359">repeated</text:span><text:span text:style-name="T360"><text:s/>VideoGame games =<text:s/></text:span><text:span text:style-name="T361">1</text:span><text:span text:style-name="T362">;</text:span></text:p>
      <text:p text:style-name="P363">}</text:p>
      <text:p text:style-name="P364"/>
      <text:p text:style-name="P365"/>
      <text:p text:style-name="P366"/>
      <text:p text:style-name="P367"/>
      <text:p text:style-name="P368"/>
      <text:p text:style-name="item">#1.2 fichier prototype Util.proto (notamment, message de type Date)</text:p>
      <text:p text:style-name="P369"><text:span text:style-name="T370">syntax =<text:s/></text:span><text:span text:style-name="T371">"proto3"</text:span><text:span text:style-name="T372">;</text:span></text:p>
      <text:p text:style-name="P373"/>
      <text:p text:style-name="P374"><text:span text:style-name="T375">message</text:span><text:span text:style-name="T376"><text:s/>Date {</text:span></text:p>
      <text:p text:style-name="P377"><text:span text:style-name="T378"> <text:s/></text:span><text:span text:style-name="T379">int32</text:span><text:span text:style-name="T380"><text:s/>day =<text:s/></text:span><text:span text:style-name="T381">1</text:span><text:span text:style-name="T382">;</text:span></text:p>
      <text:p text:style-name="P383"><text:span text:style-name="T384"> <text:s/></text:span><text:span text:style-name="T385">int32</text:span><text:span text:style-name="T386"><text:s/>month =<text:s/></text:span><text:span text:style-name="T387">2</text:span><text:span text:style-name="T388">;</text:span></text:p>
      <text:p text:style-name="P389"><text:span text:style-name="T390"> <text:s/></text:span><text:span text:style-name="T391">int32</text:span><text:span text:style-name="T392"><text:s/>year =<text:s/></text:span><text:span text:style-name="T393">3</text:span><text:span text:style-name="T394">;</text:span></text:p>
      <text:p text:style-name="P395">}</text:p>
      <text:p text:style-name="P396"/>
      <text:p text:style-name="P397"/>
      <text:p text:style-name="P398"/>
      <text:p text:style-name="P399"/>
      <text:p text:style-name="Standard"><text:span text:style-name="T400">Effectuez ensuite la compilation de vos fichiers<text:s/></text:span><text:span text:style-name="T401">.proto</text:span><text:span text:style-name="T402"><text:s/>puis celle des classes Java générées. Utilisez ces dernières dans un scénario simple dans lequel :</text:span></text:p>
      <text:p text:style-name="P403"/>
      <text:p text:style-name="P404"><text:tab/>- vous créez par programme une collection composée de plusieurs jeux mettant en œuvre différentes compositions possibles ;</text:p>
      <text:p text:style-name="P405"/>
      <text:p text:style-name="P406"><text:tab/>- vous sauvegardez/sérialisez ce message de collection dans un fichier local ;</text:p>
      <text:p text:style-name="P407"/>
      <text:p text:style-name="Standard"><text:span text:style-name="T408"><text:tab/>- vous (re)chargez ce message, créez un nouveau<text:s/></text:span><text:span text:style-name="T409">builder</text:span><text:span text:style-name="T410"><text:s/>à partir de lui afin d'ajouter à l'un de ces jeux une nouvelle partie.</text:span></text:p>
      <text:p text:style-name="P411"/>
      <text:p text:style-name="Standard"><text:span text:style-name="T412">Un affichage simple (recours à la méthode<text:s/></text:span><text:span text:style-name="T413">toString()</text:span><text:span text:style-name="T414"><text:s/>de la classe correspondant au message) donnera par exemple : <text:s/></text:span></text:p>
      <text:p text:style-name="P415"/>
      <text:p text:style-name="P416">collection de jeux de 'GrandJoueur' :</text:p>
      <text:soft-page-break/>
      <text:p text:style-name="P417">games {</text:p>
      <text:p text:style-name="P418"><text:s text:c="2"/>name: "FIFA 2020"</text:p>
      <text:p text:style-name="P419"><text:s text:c="2"/>game_type: SPORTS</text:p>
      <text:p text:style-name="P420">}</text:p>
      <text:p text:style-name="P421">games {</text:p>
      <text:p text:style-name="P422"><text:s text:c="2"/>name: "Monkey Island"</text:p>
      <text:p text:style-name="P423"><text:s text:c="2"/>game_type: ADVENTURE</text:p>
      <text:p text:style-name="P424"><text:s text:c="2"/>date_purchase {</text:p>
      <text:p text:style-name="P425"><text:s text:c="4"/>day: 10</text:p>
      <text:p text:style-name="P426"><text:s text:c="4"/>month: 4</text:p>
      <text:p text:style-name="P427"><text:s text:c="4"/>year: 2018</text:p>
      <text:p text:style-name="P428"><text:s text:c="2"/>}</text:p>
      <text:p text:style-name="P429">}</text:p>
      <text:p text:style-name="P430">games {</text:p>
      <text:p text:style-name="P431"><text:s text:c="2"/>name: "Vroum"</text:p>
      <text:p text:style-name="P432"><text:s text:c="2"/>game_type: RACING</text:p>
      <text:p text:style-name="P433"><text:s text:c="2"/>game_type: SPORTS</text:p>
      <text:p text:style-name="P434"><text:s text:c="2"/>date_purchase {</text:p>
      <text:p text:style-name="P435"><text:s text:c="4"/>day: 11</text:p>
      <text:p text:style-name="P436"><text:s text:c="4"/>month: 4</text:p>
      <text:p text:style-name="P437"><text:s text:c="4"/>year: 2018</text:p>
      <text:p text:style-name="P438"><text:s text:c="2"/>}</text:p>
      <text:p text:style-name="P439"><text:s text:c="2"/>game_plays {</text:p>
      <text:p text:style-name="P440"><text:s text:c="4"/>date_play {</text:p>
      <text:p text:style-name="P441"><text:s text:c="6"/>day: 30</text:p>
      <text:p text:style-name="P442"><text:s text:c="6"/>month: 5</text:p>
      <text:p text:style-name="P443"><text:s text:c="6"/>year: 2018</text:p>
      <text:p text:style-name="P444"><text:s text:c="4"/>}</text:p>
      <text:p text:style-name="P445"><text:s text:c="4"/>minutes_played: 125</text:p>
      <text:p text:style-name="P446"><text:s text:c="2"/>}</text:p>
      <text:p text:style-name="P447"><text:s text:c="2"/>game_plays {</text:p>
      <text:p text:style-name="P448"><text:s text:c="4"/>date_play {</text:p>
      <text:p text:style-name="P449"><text:s text:c="6"/>day: 2</text:p>
      <text:p text:style-name="P450"><text:s text:c="6"/>month: 6</text:p>
      <text:p text:style-name="P451"><text:s text:c="6"/>year: 2018</text:p>
      <text:p text:style-name="P452"><text:s text:c="4"/>}</text:p>
      <text:p text:style-name="P453"><text:s text:c="4"/>minutes_played: 45</text:p>
      <text:p text:style-name="P454"><text:s text:c="2"/>}</text:p>
      <text:p text:style-name="P455">}</text:p>
      <text:p text:style-name="P456"/>
      <text:p text:style-name="P457"/>
      <text:p text:style-name="P458"/>
      <text:p text:style-name="item">#1.3 code source de votre programme</text:p>
      <text:p text:style-name="P459"><text:span text:style-name="T460"># Import des modules nécessaires</text:span></text:p>
      <text:p text:style-name="P461"><text:span text:style-name="T462">import</text:span><text:span text:style-name="T463"><text:s/></text:span><text:span text:style-name="T464">VideoGames_pb2</text:span><text:span text:style-name="T465"><text:s/> </text:span><text:span text:style-name="T466"># Le module généré à partir de VideoGames.proto</text:span></text:p>
      <text:p text:style-name="P467"><text:span text:style-name="T468">import</text:span><text:span text:style-name="T469"><text:s/></text:span><text:span text:style-name="T470">Util_pb2</text:span><text:span text:style-name="T471"><text:s/>     <text:s/></text:span><text:span text:style-name="T472"># Le module généré à partir de Util.proto</text:span></text:p>
      <text:p text:style-name="P473"/>
      <text:p text:style-name="P474"/>
      <text:p text:style-name="P475"><text:span text:style-name="T476">def</text:span><text:span text:style-name="T477"><text:s/></text:span><text:span text:style-name="T478">create_game_collection</text:span><text:span text:style-name="T479">():</text:span></text:p>
      <text:p text:style-name="P480"><text:span text:style-name="T481">   <text:s/></text:span><text:span text:style-name="T482"># Création d'une collection de jeux vidéo</text:span></text:p>
      <text:p text:style-name="P483"><text:span text:style-name="T484">    game_collection<text:s/></text:span><text:span text:style-name="T485">=</text:span><text:span text:style-name="T486"><text:s/></text:span><text:span text:style-name="T487">VideoGames_pb2</text:span><text:span text:style-name="T488">.GameCollection()</text:span></text:p>
      <text:p text:style-name="P489"/>
      <text:p text:style-name="P490"><text:span text:style-name="T491">   <text:s/></text:span><text:span text:style-name="T492"># Ajout de jeux vidéo à la collection</text:span></text:p>
      <text:p text:style-name="P493"><text:span text:style-name="T494">    fifa_2020<text:s/></text:span><text:span text:style-name="T495">=</text:span><text:span text:style-name="T496"><text:s/>game_collection.games.add()</text:span></text:p>
      <text:p text:style-name="P497"><text:span text:style-name="T498">    fifa_2020.name<text:s/></text:span><text:span text:style-name="T499">=</text:span><text:span text:style-name="T500"><text:s/></text:span><text:span text:style-name="T501">"FIFA 2020"</text:span></text:p>
      <text:soft-page-break/>
      <text:p text:style-name="P502"><text:span text:style-name="T503">    fifa_2020.game_type.append(</text:span><text:span text:style-name="T504">VideoGames_pb2</text:span><text:span text:style-name="T505">.GameType.</text:span><text:span text:style-name="T506">SPORTS</text:span><text:span text:style-name="T507">)</text:span></text:p>
      <text:p text:style-name="P508"/>
      <text:p text:style-name="P509"><text:span text:style-name="T510">    monkey_island<text:s/></text:span><text:span text:style-name="T511">=</text:span><text:span text:style-name="T512"><text:s/>game_collection.games.add()</text:span></text:p>
      <text:p text:style-name="P513"><text:span text:style-name="T514">    monkey_island.name<text:s/></text:span><text:span text:style-name="T515">=</text:span><text:span text:style-name="T516"><text:s/></text:span><text:span text:style-name="T517">"Monkey Island"</text:span></text:p>
      <text:p text:style-name="P518"><text:span text:style-name="T519">    monkey_island.game_type.append(</text:span><text:span text:style-name="T520">VideoGames_pb2</text:span><text:span text:style-name="T521">.GameType.</text:span><text:span text:style-name="T522">ADVENTURE</text:span><text:span text:style-name="T523">)</text:span></text:p>
      <text:p text:style-name="P524">    monkey_island.date_purchase.GetCurrentTime()</text:p>
      <text:p text:style-name="P525"/>
      <text:p text:style-name="P526"><text:span text:style-name="T527">    vroum<text:s/></text:span><text:span text:style-name="T528">=</text:span><text:span text:style-name="T529"><text:s/>game_collection.games.add()</text:span></text:p>
      <text:p text:style-name="P530"><text:span text:style-name="T531">    vroum.name<text:s/></text:span><text:span text:style-name="T532">=</text:span><text:span text:style-name="T533"><text:s/></text:span><text:span text:style-name="T534">"Vroum"</text:span></text:p>
      <text:p text:style-name="P535"><text:span text:style-name="T536">    vroum.game_type.extend([</text:span><text:span text:style-name="T537">VideoGames_pb2</text:span><text:span text:style-name="T538">.GameType.</text:span><text:span text:style-name="T539">RACING</text:span><text:span text:style-name="T540">,<text:s/></text:span><text:span text:style-name="T541">VideoGames_pb2</text:span><text:span text:style-name="T542">.GameType.</text:span><text:span text:style-name="T543">SPORTS</text:span><text:span text:style-name="T544">])</text:span></text:p>
      <text:p text:style-name="P545">    vroum.date_purchase.GetCurrentTime()</text:p>
      <text:p text:style-name="P546"/>
      <text:p text:style-name="P547"><text:span text:style-name="T548">   <text:s/></text:span><text:span text:style-name="T549"># Ajout de parties jouées pour le jeu "Vroum"</text:span></text:p>
      <text:p text:style-name="P550"><text:span text:style-name="T551">    play1<text:s/></text:span><text:span text:style-name="T552">=</text:span><text:span text:style-name="T553"><text:s/>vroum.game_plays.add()</text:span></text:p>
      <text:p text:style-name="P554"><text:span text:style-name="T555">    play1.date_play.day<text:s/></text:span><text:span text:style-name="T556">=</text:span><text:span text:style-name="T557"><text:s/></text:span><text:span text:style-name="T558">30</text:span></text:p>
      <text:p text:style-name="P559"><text:span text:style-name="T560">    play1.date_play.month<text:s/></text:span><text:span text:style-name="T561">=</text:span><text:span text:style-name="T562"><text:s/></text:span><text:span text:style-name="T563">5</text:span></text:p>
      <text:p text:style-name="P564"><text:span text:style-name="T565">    play1.date_play.year<text:s/></text:span><text:span text:style-name="T566">=</text:span><text:span text:style-name="T567"><text:s/></text:span><text:span text:style-name="T568">2018</text:span></text:p>
      <text:p text:style-name="P569"><text:span text:style-name="T570">    play1.minutes_played<text:s/></text:span><text:span text:style-name="T571">=</text:span><text:span text:style-name="T572"><text:s/></text:span><text:span text:style-name="T573">125</text:span></text:p>
      <text:p text:style-name="P574"/>
      <text:p text:style-name="P575"><text:span text:style-name="T576">    play2<text:s/></text:span><text:span text:style-name="T577">=</text:span><text:span text:style-name="T578"><text:s/>vroum.game_plays.add()</text:span></text:p>
      <text:p text:style-name="P579"><text:span text:style-name="T580">    play2.date_play.day<text:s/></text:span><text:span text:style-name="T581">=</text:span><text:span text:style-name="T582"><text:s/></text:span><text:span text:style-name="T583">2</text:span></text:p>
      <text:p text:style-name="P584"><text:span text:style-name="T585">    play2.date_play.month<text:s/></text:span><text:span text:style-name="T586">=</text:span><text:span text:style-name="T587"><text:s/></text:span><text:span text:style-name="T588">6</text:span></text:p>
      <text:p text:style-name="P589"><text:span text:style-name="T590">    play2.date_play.year<text:s/></text:span><text:span text:style-name="T591">=</text:span><text:span text:style-name="T592"><text:s/></text:span><text:span text:style-name="T593">2018</text:span></text:p>
      <text:p text:style-name="P594"><text:span text:style-name="T595">    play2.minutes_played<text:s/></text:span><text:span text:style-name="T596">=</text:span><text:span text:style-name="T597"><text:s/></text:span><text:span text:style-name="T598">45</text:span></text:p>
      <text:p text:style-name="P599"/>
      <text:p text:style-name="P600"><text:span text:style-name="T601">   <text:s/></text:span><text:span text:style-name="T602">return</text:span><text:span text:style-name="T603"><text:s/>game_collection</text:span></text:p>
      <text:p text:style-name="P604"/>
      <text:p text:style-name="P605"><text:span text:style-name="T606">def</text:span><text:span text:style-name="T607"><text:s/></text:span><text:span text:style-name="T608">save_collection_to_file</text:span><text:span text:style-name="T609">(</text:span><text:span text:style-name="T610">game_collection</text:span><text:span text:style-name="T611">,<text:s/></text:span><text:span text:style-name="T612">filename</text:span><text:span text:style-name="T613">):</text:span></text:p>
      <text:p text:style-name="P614"><text:span text:style-name="T615">   <text:s/></text:span><text:span text:style-name="T616">with</text:span><text:span text:style-name="T617"><text:s/></text:span><text:span text:style-name="T618">open</text:span><text:span text:style-name="T619">(</text:span><text:span text:style-name="T620">filename</text:span><text:span text:style-name="T621">,<text:s/></text:span><text:span text:style-name="T622">"wb"</text:span><text:span text:style-name="T623">)<text:s/></text:span><text:span text:style-name="T624">as</text:span><text:span text:style-name="T625"><text:s/>f:</text:span></text:p>
      <text:p text:style-name="P626"><text:span text:style-name="T627">        f.</text:span><text:span text:style-name="T628">write</text:span><text:span text:style-name="T629">(</text:span><text:span text:style-name="T630">game_collection</text:span><text:span text:style-name="T631">.SerializeToString())</text:span></text:p>
      <text:p text:style-name="P632"/>
      <text:p text:style-name="P633"><text:span text:style-name="T634">def</text:span><text:span text:style-name="T635"><text:s/></text:span><text:span text:style-name="T636">load_collection_from_file</text:span><text:span text:style-name="T637">(</text:span><text:span text:style-name="T638">filename</text:span><text:span text:style-name="T639">):</text:span></text:p>
      <text:p text:style-name="P640"><text:span text:style-name="T641">    game_collection<text:s/></text:span><text:span text:style-name="T642">=</text:span><text:span text:style-name="T643"><text:s/></text:span><text:span text:style-name="T644">VideoGames_pb2</text:span><text:span text:style-name="T645">.GameCollection()</text:span></text:p>
      <text:p text:style-name="P646"><text:span text:style-name="T647">   <text:s/></text:span><text:span text:style-name="T648">with</text:span><text:span text:style-name="T649"><text:s/></text:span><text:span text:style-name="T650">open</text:span><text:span text:style-name="T651">(</text:span><text:span text:style-name="T652">filename</text:span><text:span text:style-name="T653">,<text:s/></text:span><text:span text:style-name="T654">"rb"</text:span><text:span text:style-name="T655">)<text:s/></text:span><text:span text:style-name="T656">as</text:span><text:span text:style-name="T657"><text:s/>f:</text:span></text:p>
      <text:p text:style-name="P658"><text:span text:style-name="T659">        game_collection.ParseFromString(f.</text:span><text:span text:style-name="T660">read</text:span><text:span text:style-name="T661">())</text:span></text:p>
      <text:p text:style-name="P662"><text:span text:style-name="T663">   <text:s/></text:span><text:span text:style-name="T664">return</text:span><text:span text:style-name="T665"><text:s/>game_collection</text:span></text:p>
      <text:p text:style-name="P666"/>
      <text:p text:style-name="P667"><text:span text:style-name="T668">def</text:span><text:span text:style-name="T669"><text:s/></text:span><text:span text:style-name="T670">add_play_to_game</text:span><text:span text:style-name="T671">(</text:span><text:span text:style-name="T672">game_collection</text:span><text:span text:style-name="T673">,<text:s/></text:span><text:span text:style-name="T674">game_name</text:span><text:span text:style-name="T675">,<text:s/></text:span><text:span text:style-name="T676">date_play</text:span><text:span text:style-name="T677">,<text:s/></text:span><text:span text:style-name="T678">minutes_played</text:span><text:span text:style-name="T679">):</text:span></text:p>
      <text:p text:style-name="P680"><text:span text:style-name="T681">   <text:s/></text:span><text:span text:style-name="T682">for</text:span><text:span text:style-name="T683"><text:s/>game<text:s/></text:span><text:span text:style-name="T684">in</text:span><text:span text:style-name="T685"><text:s/></text:span><text:span text:style-name="T686">game_collection</text:span><text:span text:style-name="T687">.games:</text:span></text:p>
      <text:p text:style-name="P688"><text:span text:style-name="T689">       <text:s/></text:span><text:span text:style-name="T690">if</text:span><text:span text:style-name="T691"><text:s/>game.name<text:s/></text:span><text:span text:style-name="T692">==</text:span><text:span text:style-name="T693"><text:s/></text:span><text:span text:style-name="T694">game_name</text:span><text:span text:style-name="T695">:</text:span></text:p>
      <text:p text:style-name="P696"><text:span text:style-name="T697">            new_play<text:s/></text:span><text:span text:style-name="T698">=</text:span><text:span text:style-name="T699"><text:s/>game.game_plays.add()</text:span></text:p>
      <text:p text:style-name="P700"><text:span text:style-name="T701">            new_play.date_play.CopyFrom(</text:span><text:span text:style-name="T702">date_play</text:span><text:span text:style-name="T703">)</text:span></text:p>
      <text:p text:style-name="P704"><text:span text:style-name="T705">            new_play.minutes_played<text:s/></text:span><text:span text:style-name="T706">=</text:span><text:span text:style-name="T707"><text:s/></text:span><text:span text:style-name="T708">minutes_played</text:span></text:p>
      <text:p text:style-name="P709"><text:span text:style-name="T710">           <text:s/></text:span><text:span text:style-name="T711">return</text:span></text:p>
      <text:p text:style-name="P712"/>
      <text:p text:style-name="P713"><text:span text:style-name="T714">def</text:span><text:span text:style-name="T715"><text:s/></text:span><text:span text:style-name="T716">main</text:span><text:span text:style-name="T717">():</text:span></text:p>
      <text:p text:style-name="P718"><text:span text:style-name="T719">    my_game_collection<text:s/></text:span><text:span text:style-name="T720">=</text:span><text:span text:style-name="T721"><text:s/></text:span><text:span text:style-name="T722">create_game_collection</text:span><text:span text:style-name="T723">()</text:span></text:p>
      <text:p text:style-name="P724"/>
      <text:p text:style-name="P725"><text:span text:style-name="T726">   <text:s/></text:span><text:span text:style-name="T727">print</text:span><text:span text:style-name="T728">(</text:span><text:span text:style-name="T729">"Collection avant sauvegarde :"</text:span><text:span text:style-name="T730">)</text:span></text:p>
      <text:p text:style-name="P731"><text:span text:style-name="T732">   <text:s/></text:span><text:span text:style-name="T733">print</text:span><text:span text:style-name="T734">(my_game_collection)</text:span></text:p>
      <text:p text:style-name="P735"/>
      <text:p text:style-name="P736"><text:span text:style-name="T737">   <text:s/></text:span><text:span text:style-name="T738">save_collection_to_file</text:span><text:span text:style-name="T739">(my_game_collection,<text:s/></text:span><text:span text:style-name="T740">"game_collection.dat"</text:span><text:span text:style-name="T741">)</text:span></text:p>
      <text:p text:style-name="P742"/>
      <text:p text:style-name="P743"><text:span text:style-name="T744">    loaded_collection<text:s/></text:span><text:span text:style-name="T745">=</text:span><text:span text:style-name="T746"><text:s/></text:span><text:span text:style-name="T747">load_collection_from_file</text:span><text:span text:style-name="T748">(</text:span><text:span text:style-name="T749">"game_collection.dat"</text:span><text:span text:style-name="T750">)</text:span></text:p>
      <text:p text:style-name="P751"/>
      <text:p text:style-name="P752"><text:span text:style-name="T753">   <text:s/></text:span><text:span text:style-name="T754"># Ajout d'une nouvelle partie au jeu "FIFA 2020"</text:span></text:p>
      <text:p text:style-name="P755"><text:span text:style-name="T756">    new_play_date<text:s/></text:span><text:span text:style-name="T757">=</text:span><text:span text:style-name="T758"><text:s/></text:span><text:span text:style-name="T759">Util_pb2</text:span><text:span text:style-name="T760">.Date()</text:span></text:p>
      <text:p text:style-name="P761"><text:span text:style-name="T762">    new_play_date.day<text:s/></text:span><text:span text:style-name="T763">=</text:span><text:span text:style-name="T764"><text:s/></text:span><text:span text:style-name="T765">1</text:span></text:p>
      <text:p text:style-name="P766"><text:span text:style-name="T767">    new_play_date.month<text:s/></text:span><text:span text:style-name="T768">=</text:span><text:span text:style-name="T769"><text:s/></text:span><text:span text:style-name="T770">1</text:span></text:p>
      <text:p text:style-name="P771"><text:span text:style-name="T772">    new_play_date.year<text:s/></text:span><text:span text:style-name="T773">=</text:span><text:span text:style-name="T774"><text:s/></text:span><text:span text:style-name="T775">2022</text:span></text:p>
      <text:p text:style-name="P776"><text:span text:style-name="T777">   <text:s/></text:span><text:span text:style-name="T778">add_play_to_game</text:span><text:span text:style-name="T779">(loaded_collection,<text:s/></text:span><text:span text:style-name="T780">"FIFA 2020"</text:span><text:span text:style-name="T781">, new_play_date,<text:s/></text:span><text:span text:style-name="T782">60</text:span><text:span text:style-name="T783">)</text:span></text:p>
      <text:p text:style-name="P784"/>
      <text:p text:style-name="P785"><text:span text:style-name="T786">   <text:s/></text:span><text:span text:style-name="T787">print</text:span><text:span text:style-name="T788">(</text:span><text:span text:style-name="T789">"</text:span><text:span text:style-name="T790">\n</text:span><text:span text:style-name="T791">Collection après modification :"</text:span><text:span text:style-name="T792">)</text:span></text:p>
      <text:p text:style-name="P793"><text:span text:style-name="T794">   <text:s/></text:span><text:span text:style-name="T795">print</text:span><text:span text:style-name="T796">(loaded_collection)</text:span></text:p>
      <text:p text:style-name="P797"/>
      <text:p text:style-name="P798"><text:span text:style-name="T799">if</text:span><text:span text:style-name="T800"><text:s/>__name__<text:s/></text:span><text:span text:style-name="T801">==</text:span><text:span text:style-name="T802"><text:s/></text:span><text:span text:style-name="T803">"__main__"</text:span><text:span text:style-name="T804">:</text:span></text:p>
      <text:p text:style-name="P805"><text:span text:style-name="T806">   <text:s/></text:span><text:span text:style-name="T807">main</text:span><text:span text:style-name="T808">()</text:span></text:p>
      <text:p text:style-name="P809"/>
      <text:p text:style-name="P810"/>
      <text:p text:style-name="P811"/>
      <text:p text:style-name="P812"/>
      <text:p text:style-name="P813"/>
      <text:p text:style-name="P814"/>
      <text:p text:style-name="P815"/>
      <text:p text:style-name="P816"/>
      <text:p text:style-name="Standard"><text:span text:style-name="T817">La technologie<text:s/></text:span><text:span text:style-name="T818">protobuf</text:span><text:span text:style-name="T819"><text:s/>a été développée avec pour objectif important d'assurer une compatibilité pour d'anciens messages avec de nouveaux programmes (</text:span><text:span text:style-name="T820">backward compatibility</text:span><text:span text:style-name="T821">), ainsi que pour de nouveaux messages avec d'anciens programmes (</text:span><text:span text:style-name="T822">forward compatibility</text:span><text:span text:style-name="T823">). Cela repose sur le respect de<text:s/></text:span><text:a xlink:href="https://protobuf.dev/programming-guides/proto3/#updating" office:target-frame-name="_top" xlink:show="replace"><text:span text:style-name="T824">contraintes</text:span></text:a><text:span text:style-name="T825"><text:note text:note-class="footnote" text:id="_ftn6"><text:note-citation>7</text:note-citation><text:note-body><text:p text:style-name="Footnote"><text:a xlink:href="https://protobuf.dev/programming-guides/proto3/#updating" office:target-frame-name="_top" xlink:show="replace">https://protobuf.dev/programming-guides/proto3/#updating</text:a></text:p></text:note-body></text:note></text:span><text:span text:style-name="T826">.</text:span></text:p>
      <text:p text:style-name="P827"/>
      <text:p text:style-name="P828">Comment expliquez-vous ces contraintes imposées ? Sont-elles difficiles à respecter pour garantir les deux types de compatibilités visés ?</text:p>
      <text:p text:style-name="item">#1.4</text:p>
      <text:p text:style-name="P829">...</text:p>
      <text:p text:style-name="P830"/>
      <text:p text:style-name="P831"/>
      <text:p text:style-name="P832"/>
      <text:p text:style-name="P833"/>
      <text:p text:style-name="P834"/>
      <text:p text:style-name="Standard"><text:span text:style-name="T835">On suppose que le propriétaire du schéma fichier<text:s/></text:span><text:span text:style-name="T836">.proto</text:span><text:span text:style-name="T837"><text:s/>décide de faire évoluer celui-ci, alors que certains programmes consommant des messages de ce type ne seront pas mis un jour (au mieux avant un certain temps).</text:span></text:p>
      <text:p text:style-name="P838"/>
      <text:p text:style-name="Standard"><text:span text:style-name="T839">Faites évoluer votre description d'un jeu vidéo existant (i.e. nouvelle version V2 de votre fichier<text:s/></text:span><text:span text:style-name="T840">.proto</text:span><text:span text:style-name="T841">) en lui ajoutant un champ indiquant si ce jeu fait partie des jeux favoris du joueur.</text:span></text:p>
      <text:p text:style-name="P842"/>
      <text:p text:style-name="Standard"><text:span text:style-name="T843">Créez une<text:s/></text:span><text:span text:style-name="T844">nouvelle version<text:s/></text:span><text:span text:style-name="T845">de votre programme précédent qui prend en compte ce nouveau format (i.e. qui connaît le nouveau champ et effectue des traitements particuliers sur lui).</text:span></text:p>
      <text:p text:style-name="P846"/>
      <text:p text:style-name="P847">Sauvegardez alors un message contenant au moins un jeu vidéo appartenant aux jeux favoris du joueur dans ce format V2.</text:p>
      <text:p text:style-name="P848"/>
      <text:p text:style-name="P849"/>
      <text:p text:style-name="P850">Est-ce que le précédent fichier sérialisé correspondant à la V1 du format reste compatible avec votre nouveau programme ? Pourquoi ? Illustrez-le.</text:p>
      <text:p text:style-name="item">#1.5</text:p>
      <text:soft-page-break/>
      <text:p text:style-name="P851">...</text:p>
      <text:p text:style-name="P852"/>
      <text:p text:style-name="P853"/>
      <text:p text:style-name="P854"/>
      <text:p text:style-name="P855"/>
      <text:p text:style-name="P856">Est-ce que le fichier sérialisé correspondant à la V2 du format est compatible avec la version V1 de votre programme ? Pourquoi ? Illustrez-le.</text:p>
      <text:p text:style-name="item">#1.6</text:p>
      <text:p text:style-name="P857">...</text:p>
      <text:p text:style-name="P858"/>
      <text:p text:style-name="P859"/>
      <text:p text:style-name="P860"/>
      <text:p text:style-name="P861"/>
      <text:p text:style-name="P862"/>
      <text:p text:style-name="P863">Ecrivez à présent un court programme dans un autre langage que Java réalisant la lecture et l'affichage des dernières données sauvegardées pour la V2 du format.</text:p>
      <text:p text:style-name="P864"/>
      <text:p text:style-name="item">#1.7 code source de votre programme</text:p>
      <text:p text:style-name="P865">...</text:p>
      <text:p text:style-name="P866"/>
      <text:p text:style-name="P867"/>
      <text:p text:style-name="P868"/>
      <text:p text:style-name="P869"/>
      <text:p text:style-name="Standard"><text:span text:style-name="T870">Il est possible d’exporter (ou d’importer) des<text:s/></text:span><text:span text:style-name="T871">messages protobuf3</text:span><text:span text:style-name="T872"><text:s/>vers le format JSON. Essayez-le à l’aide des<text:s/></text:span><text:a xlink:href="https://protobuf.dev/reference/java/api-docs/com/google/protobuf/util/JsonFormat.Printer.html" office:target-frame-name="_top" xlink:show="replace"><text:span text:style-name="T873">éléments de l’API pertinents</text:span></text:a><text:span text:style-name="T874"><text:note text:note-class="footnote" text:id="_ftn7"><text:note-citation>8</text:note-citation><text:note-body><text:p text:style-name="Footnote"><text:a xlink:href="https://protobuf.dev/reference/java/api-docs/com/google/protobuf/util/JsonFormat.Printer.html" office:target-frame-name="_top" xlink:show="replace">https://protobuf.dev/reference/java/api-docs/com/google/protobuf/util/JsonFormat.Printer.html</text:a></text:p></text:note-body></text:note></text:span><text:span text:style-name="T875">.</text:span></text:p>
      <text:p text:style-name="P876"/>
      <text:p text:style-name="P877">Quels cas d’usage voyez-vous à cette possibilité ?</text:p>
      <text:p text:style-name="P878"/>
      <text:p text:style-name="item">#1.8</text:p>
      <text:p text:style-name="P879">...</text:p>
      <text:p text:style-name="P880"/>
      <text:p text:style-name="P881"/>
      <text:p text:style-name="P882"/>
      <text:p text:style-name="P883"/>
      <text:p text:style-name="Standard"><text:span text:style-name="T884">La spécification de<text:s/></text:span><text:span text:style-name="T885">protobuf3</text:span><text:span text:style-name="T886"><text:s/>autorise différents modes d’écriture des données binaires<text:s/></text:span><text:a xlink:href="https://protobuf.dev/programming-guides/proto3/#options" office:target-frame-name="_top" xlink:show="replace"><text:span text:style-name="T887">au moyen d’une option (</text:span><text:span text:style-name="T888">optimize_for</text:span><text:span text:style-name="T889">)</text:span></text:a><text:span text:style-name="T890"><text:note text:note-class="footnote" text:id="_ftn8"><text:note-citation>9</text:note-citation><text:note-body><text:p text:style-name="Footnote"><text:a xlink:href="https://protobuf.dev/programming-guides/proto3/#options" office:target-frame-name="_top" xlink:show="replace">https://protobuf.dev/programming-guides/proto3/#options</text:a></text:p></text:note-body></text:note></text:span><text:span text:style-name="T891">, favorisant soit la vitesse (valeur<text:s/></text:span><text:span text:style-name="T892">SPEED</text:span><text:span text:style-name="T893">), soit la taille des messages (</text:span><text:span text:style-name="T894">CODE_SIZE</text:span><text:span text:style-name="T895">), soit permettant une utilisation avec la librairie légère (</text:span><text:span text:style-name="T896">LITE_RUNTIME</text:span><text:span text:style-name="T897">, utilisée typiquement sur des appareils mobiles).</text:span></text:p>
      <text:p text:style-name="P898"/>
      <text:p text:style-name="P899">Comparez les tailles des messages binaires obtenus pour votre collection complète de jeux vidéo pour les 3 modes proposés.</text:p>
      <text:p text:style-name="item">#1.9</text:p>
      <text:p text:style-name="P900">...</text:p>
      <text:p text:style-name="P901"/>
      <text:p text:style-name="P902"/>
      <text:p text:style-name="P903"/>
      <text:p text:style-name="Standard"><text:span text:style-name="T904">A quoi sert<text:s/></text:span><text:a xlink:href="https://protobuf.dev/programming-guides/proto3/#reserved" office:target-frame-name="_top" xlink:show="replace"><text:span text:style-name="T905">le mot-clé<text:s/></text:span><text:span text:style-name="T906">reserved</text:span></text:a><text:span text:style-name="T907"><text:note text:note-class="footnote" text:id="_ftn9"><text:note-citation>10</text:note-citation><text:note-body><text:p text:style-name="Footnote"><text:a xlink:href="https://protobuf.dev/programming-guides/proto3/#reserved" office:target-frame-name="_top" xlink:show="replace">https://protobuf.dev/programming-guides/proto3/#reserved</text:a></text:p></text:note-body></text:note></text:span><text:span text:style-name="T908"><text:s/>et pourquoi vous semble-t-il important ?</text:span></text:p>
      <text:p text:style-name="P909"/>
      <text:p text:style-name="item">#1.10</text:p>
      <text:p text:style-name="P910">...</text:p>
      <text:p text:style-name="P911"/>
      <text:p text:style-name="P912"/>
      <text:p text:style-name="P913"/>
      <text:p text:style-name="Standard"><text:span text:style-name="T914">Le propriétaire de la technologie<text:s/></text:span><text:span text:style-name="T915">protobuf</text:span><text:span text:style-name="T916"><text:s/></text:span><text:a xlink:href="https://protobuf.dev/programming-guides/dos-donts/#do-use-well-known-types-and-common-types" office:target-frame-name="_top" xlink:show="replace"><text:span text:style-name="T917">met à disposition</text:span></text:a><text:span text:style-name="T918"><text:note text:note-class="footnote" text:id="_ftn10"><text:note-citation>11</text:note-citation><text:note-body><text:p text:style-name="Footnote"><text:a xlink:href="https://protobuf.dev/programming-guides/dos-donts/#do-use-well-known-types-and-common-types" office:target-frame-name="_top" xlink:show="replace">https://protobuf.dev/programming-guides/dos-donts/#do-use-well-known-types-and-common-types</text:a></text:p></text:note-body></text:note></text:span><text:span text:style-name="T919"><text:s/>des types bien connus (</text:span><text:span text:style-name="T920">well-known types</text:span><text:span text:style-name="T921">) ainsi que des types communs (</text:span><text:span text:style-name="T922">common types</text:span><text:span text:style-name="T923">). Pourquoi cela est-il important ? Auriez-vous écrit différemment vos fichiers<text:s/></text:span><text:span text:style-name="T924">.proto</text:span><text:span text:style-name="T925"><text:s/>en ayant eu connaissance de cela ?</text:span></text:p>
      <text:p text:style-name="P926"/>
      <text:p text:style-name="item">#1.11</text:p>
      <text:p text:style-name="P927">...</text:p>
      <text:p text:style-name="P928"/>
      <text:p text:style-name="P929"/>
      <text:p text:style-name="P930"/>
      <text:p text:style-name="P931"/>
      <text:p text:style-name="Standard"><text:span text:style-name="T932">Pourquoi l’utilisation de valeurs par défaut pour les champs non explicitement fournis pourrait être une bonne idée ? (</text:span><text:a xlink:href="https://protobuf.dev/programming-guides/field_presence/#presence-in-tag-value-stream-wire-format-serialization" office:target-frame-name="_top" xlink:show="replace"><text:span text:style-name="T933">piste possible</text:span></text:a><text:span text:style-name="T934"><text:note text:note-class="footnote" text:id="_ftn11"><text:note-citation>12</text:note-citation><text:note-body><text:p text:style-name="Footnote"><text:a xlink:href="https://protobuf.dev/programming-guides/field_presence/#presence-in-tag-value-stream-wire-format-serialization" office:target-frame-name="_top" xlink:show="replace">https://protobuf.dev/programming-guides/field_presence/#presence-in-tag-value-stream-wire-format-serialization</text:a></text:p></text:note-body></text:note></text:span><text:span text:style-name="T935">) D’ailleurs, est-ce une bonne idée selon vous ?</text:span></text:p>
      <text:p text:style-name="P936"/>
      <text:p text:style-name="item">#1.12</text:p>
      <text:p text:style-name="P937">...</text:p>
      <text:p text:style-name="P938"/>
      <text:p text:style-name="P939"/>
      <text:p text:style-name="P940"/>
      <text:p text:style-name="P941"/>
      <text:p text:style-name="Standard"><text:span text:style-name="T942">La spécification de<text:s/></text:span><text:span text:style-name="T943">protobuf3</text:span><text:span text:style-name="T944"><text:s/>permet donc une certaine expressivité des schémas. Voyez-vous des types de contraintes de bonne formation des messages qui ne sont pas couverts par ce langage de représentation ? (issu de votre programme d’exemple ou d’un autre scénario)</text:span></text:p>
      <text:p text:style-name="item">#1.13</text:p>
      <text:p text:style-name="P945">...</text:p>
      <text:p text:style-name="P946"/>
      <text:p text:style-name="P947"/>
      <text:p text:style-name="P948"/>
      <text:p text:style-name="P949"/>
      <text:p text:style-name="Standard"><text:span text:style-name="T950">Quelles sont les possibles limites que vous trouvez au format<text:s/></text:span><text:span text:style-name="T951">protobuf</text:span><text:span text:style-name="T952"><text:s/>? Pour quels usages vous semble-t-il particulièrement pertinent, ou peu pertinent ? L’aspect propriétaire de la technologie peut-il gêner son adoption ?</text:span></text:p>
      <text:p text:style-name="item">#1.14</text:p>
      <text:p text:style-name="P953">...</text:p>
      <text:p text:style-name="P954"/>
      <text:p text:style-name="P955"/>
      <text:p text:style-name="P956"/>
      <text:p text:style-name="P957"/>
      <text:p text:style-name="P9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bin" svg:font-family="Cabin" style:font-family-generic="system" style:font-pitch="variable"/>
    <style:font-face style:name="FreeMono" svg:font-family="FreeMono" style:font-family-generic="modern" style:font-pitch="fixed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ourier" svg:font-family="Courier" style:font-family-generic="modern" style:font-pitch="fixed" svg:panose-1="2 7 4 9 2 2 5 2 4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style:font-name-complex="Lohit Devanagari" fo:font-weight="bold" style:font-weight-asian="bold" style:font-weight-complex="bold" fo:font-size="18pt" style:font-size-asian="18pt" style:font-size-complex="18pt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style:font-name-complex="Lohit Devanagari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text-align="justify"/>
      <style:text-properties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item" style:display-name="item" style:family="paragraph" style:parent-style-name="Standard">
      <style:text-properties style:font-name="Cabin" style:font-name-asian="Cabin" style:font-name-complex="Cabin" fo:font-weight="bold" style:font-weight-asian="bold" fo:hyphenate="false"/>
    </style:style>
    <style:style style:name="answer" style:display-name="answer" style:family="paragraph" style:parent-style-name="Standard">
      <style:paragraph-properties fo:border="0.0034in solid #000000" fo:padding="0.0138in" style:shadow="none" fo:background-color="#DDDDDD"/>
      <style:text-properties style:font-name="Cabin" style:font-name-asian="Cabin" style:font-name-complex="Cabin" fo:hyphenate="false"/>
    </style:style>
    <style:style style:name="code" style:display-name="code" style:family="paragraph" style:parent-style-name="Standard">
      <style:paragraph-properties fo:border="0.0034in solid #000000" fo:padding="0.1388in" style:shadow="none" fo:margin-top="0.0402in" fo:margin-bottom="0.0402in" fo:margin-left="0.2597in" fo:background-color="#FFFFCC">
        <style:tab-stops/>
      </style:paragraph-properties>
      <style:text-properties style:font-name="FreeMono" style:font-name-asian="FreeMono" style:font-name-complex="FreeMono" fo:font-size="12pt" style:font-size-asian="12pt"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Appelnotedebasdep." style:display-name="Appel note de bas de p." style:family="text" style:parent-style-name="Policepardéfaut">
      <style:text-properties style:text-position="super 66.6%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rtin ZS</dc:creator>
    <meta:creation-date>2024-01-16T14:26:00Z</meta:creation-date>
    <dc:date>2024-01-16T15:09:00Z</dc:date>
    <meta:template xlink:href="Normal.dotm" xlink:type="simple"/>
    <meta:editing-cycles>3</meta:editing-cycles>
    <meta:editing-duration>PT4620S</meta:editing-duration>
    <meta:document-statistic meta:page-count="9" meta:paragraph-count="32" meta:word-count="2484" meta:character-count="16118" meta:row-count="113" meta:non-whitespace-character-count="13666"/>
  </office:meta>
</office:document-meta>
</file>